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color="#595959" fo:font-size="14pt" style:font-size-asian="14pt" style:font-size-complex="14pt"/>
    </style:style>
    <style:style style:name="co1" style:family="table-column">
      <style:table-column-properties fo:break-before="auto" style:column-width="4.47145833333333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4.206875cm" style:use-optimal-column-width="true"/>
    </style:style>
    <style:style style:name="co4" style:family="table-column">
      <style:table-column-properties fo:break-before="auto" style:column-width="3.413125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3.33375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2.67229166666667cm" style:use-optimal-column-width="true"/>
    </style:style>
    <style:style style:name="co9" style:family="table-column">
      <style:table-column-properties fo:break-before="auto" style:column-width="1.29645833333333cm" style:use-optimal-column-width="true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59291666666667cm" style:use-optimal-column-width="true"/>
    </style:style>
    <style:style style:name="co12" style:family="table-column">
      <style:table-column-properties fo:break-before="auto" style:column-width="3.59833333333333cm" style:use-optimal-column-width="true"/>
    </style:style>
    <style:style style:name="co13" style:family="table-column">
      <style:table-column-properties fo:break-before="auto" style:column-width="2.8575cm" style:use-optimal-column-width="true"/>
    </style:style>
    <style:style style:name="co14" style:family="table-column">
      <style:table-column-properties fo:break-before="auto" style:column-width="4.10104166666667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2.24895833333333cm" style:use-optimal-column-width="true"/>
    </style:style>
    <style:style style:name="co17" style:family="table-column">
      <style:table-column-properties fo:break-before="auto" style:column-width="2.88395833333333cm" style:use-optimal-column-width="true"/>
    </style:style>
    <style:style style:name="co18" style:family="table-column">
      <style:table-column-properties fo:break-before="auto" style:column-width="2.27541666666667cm" style:use-optimal-column-width="true"/>
    </style:style>
    <style:style style:name="co19" style:family="table-column">
      <style:table-column-properties fo:break-before="auto" style:column-width="2.91041666666667cm" style:use-optimal-column-width="true"/>
    </style:style>
    <style:style style:name="co20" style:family="table-column">
      <style:table-column-properties fo:break-before="auto" style:column-width="2.51354166666667cm" style:use-optimal-column-width="true"/>
    </style:style>
    <style:style style:name="co21" style:family="table-column">
      <style:table-column-properties fo:break-before="auto" style:column-width="3.12208333333333cm" style:use-optimal-column-width="true"/>
    </style:style>
    <style:style style:name="co22" style:family="table-column">
      <style:table-column-properties fo:break-before="auto" style:column-width="1.61395833333333cm" style:use-optimal-column-width="true"/>
    </style:style>
    <style:style style:name="co23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o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6">
            <text:p>Scenario</text:p>
          </table:table-cell>
          <table:table-cell office:value-type="string" table:style-name="ce6">
            <text:p>Scale</text:p>
          </table:table-cell>
          <table:table-cell office:value-type="string" table:style-name="ce6">
            <text:p>XForm</text:p>
          </table:table-cell>
          <table:table-cell office:value-type="string" table:style-name="ce6">
            <text:p>AfterGenerate (kB)</text:p>
          </table:table-cell>
          <table:table-cell office:value-type="string" table:style-name="ce6">
            <text:p>AfterXformInit (kB)</text:p>
          </table:table-cell>
          <table:table-cell office:value-type="string" table:style-name="ce6">
            <text:p>AfterFirstXform (kB)</text:p>
          </table:table-cell>
          <table:table-cell office:value-type="string" table:style-name="ce6">
            <text:p>AfterLastXform (kB)</text:p>
          </table:table-cell>
          <table:table-cell office:value-type="string" table:style-name="ce6">
            <text:p>Code generator type</text:p>
          </table:table-cell>
          <table:table-cell table:style-name="ce1"/>
          <table:table-cell office:value-type="string" table:style-name="ce3">
            <text:p>Data row name</text:p>
          </table:table-cell>
          <table:table-cell table:number-columns-repeated="2"/>
          <table:table-cell table:style-name="ce1">
            <draw:frame draw:z-index="1" draw:id="id0" draw:style-name="a0" draw:name="Diagram 1" svg:x="0.22917in" svg:y="0.19792in" svg:width="6.07598in" svg:height="5.015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60398" table:style-name="ce1">
            <text:p>60398</text:p>
          </table:table-cell>
          <table:table-cell office:value-type="float" office:value="32543" table:style-name="ce1">
            <text:p>32543</text:p>
          </table:table-cell>
          <table:table-cell office:value-type="float" office:value="34929" table:style-name="ce1">
            <text:p>34929</text:p>
          </table:table-cell>
          <table:table-cell office:value-type="float" office:value="188001" table:style-name="ce1">
            <text:p>18800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2];&quot; &quot;;[.H2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able:cell-range-source table:name="data" table:last-column-spanned="11" table:last-row-spanned="273" xlink:href="C:\Users\User\Desktop\data.csv"/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36550" table:style-name="ce1">
            <text:p>36550</text:p>
          </table:table-cell>
          <table:table-cell office:value-type="float" office:value="36544" table:style-name="ce1">
            <text:p>36544</text:p>
          </table:table-cell>
          <table:table-cell office:value-type="float" office:value="39849" table:style-name="ce1">
            <text:p>39849</text:p>
          </table:table-cell>
          <table:table-cell office:value-type="float" office:value="259940" table:style-name="ce1">
            <text:p>25994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3];&quot; &quot;;[.H3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46036" table:style-name="ce1">
            <text:p>46036</text:p>
          </table:table-cell>
          <table:table-cell office:value-type="float" office:value="40146" table:style-name="ce1">
            <text:p>40146</text:p>
          </table:table-cell>
          <table:table-cell office:value-type="float" office:value="49774" table:style-name="ce1">
            <text:p>49774</text:p>
          </table:table-cell>
          <table:table-cell office:value-type="float" office:value="306502" table:style-name="ce1">
            <text:p>306502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4];&quot; &quot;;[.H4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IncQuery</text:p>
          </table:table-cell>
          <table:table-cell office:value-type="float" office:value="79098" table:style-name="ce1">
            <text:p>79098</text:p>
          </table:table-cell>
          <table:table-cell office:value-type="float" office:value="54965" table:style-name="ce1">
            <text:p>54965</text:p>
          </table:table-cell>
          <table:table-cell office:value-type="float" office:value="76501" table:style-name="ce1">
            <text:p>76501</text:p>
          </table:table-cell>
          <table:table-cell office:value-type="float" office:value="399053" table:style-name="ce1">
            <text:p>399053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5];&quot; &quot;;[.H5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IncQuery</text:p>
          </table:table-cell>
          <table:table-cell office:value-type="float" office:value="424973" table:style-name="ce1">
            <text:p>424973</text:p>
          </table:table-cell>
          <table:table-cell office:value-type="float" office:value="361541" table:style-name="ce1">
            <text:p>361541</text:p>
          </table:table-cell>
          <table:table-cell office:value-type="float" office:value="451506" table:style-name="ce1">
            <text:p>451506</text:p>
          </table:table-cell>
          <table:table-cell office:value-type="float" office:value="461736" table:style-name="ce1">
            <text:p>46173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6];&quot; &quot;;[.H6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BatchIncQuery</text:p>
          </table:table-cell>
          <table:table-cell office:value-type="float" office:value="705159" table:style-name="ce1">
            <text:p>705159</text:p>
          </table:table-cell>
          <table:table-cell office:value-type="float" office:value="413594" table:style-name="ce1">
            <text:p>413594</text:p>
          </table:table-cell>
          <table:table-cell office:value-type="float" office:value="479156" table:style-name="ce1">
            <text:p>479156</text:p>
          </table:table-cell>
          <table:table-cell office:value-type="float" office:value="828986" table:style-name="ce1">
            <text:p>82898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7];&quot; &quot;;[.H7])" table:style-name="ce1">
            <text:p>BatchIncQuer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32887" table:style-name="ce1">
            <text:p>32887</text:p>
          </table:table-cell>
          <table:table-cell office:value-type="float" office:value="32637" table:style-name="ce1">
            <text:p>32637</text:p>
          </table:table-cell>
          <table:table-cell office:value-type="float" office:value="35200" table:style-name="ce1">
            <text:p>35200</text:p>
          </table:table-cell>
          <table:table-cell office:value-type="float" office:value="191575" table:style-name="ce1">
            <text:p>191575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8];&quot; &quot;;[.H8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36995" table:style-name="ce1">
            <text:p>36995</text:p>
          </table:table-cell>
          <table:table-cell office:value-type="float" office:value="35305" table:style-name="ce1">
            <text:p>35305</text:p>
          </table:table-cell>
          <table:table-cell office:value-type="float" office:value="40285" table:style-name="ce1">
            <text:p>40285</text:p>
          </table:table-cell>
          <table:table-cell office:value-type="float" office:value="218254" table:style-name="ce1">
            <text:p>218254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9];&quot; &quot;;[.H9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46635" table:style-name="ce1">
            <text:p>46635</text:p>
          </table:table-cell>
          <table:table-cell office:value-type="float" office:value="40534" table:style-name="ce1">
            <text:p>40534</text:p>
          </table:table-cell>
          <table:table-cell office:value-type="float" office:value="50455" table:style-name="ce1">
            <text:p>50455</text:p>
          </table:table-cell>
          <table:table-cell office:value-type="float" office:value="600757" table:style-name="ce1">
            <text:p>600757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10];&quot; &quot;;[.H10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IncQuery</text:p>
          </table:table-cell>
          <table:table-cell office:value-type="float" office:value="79667" table:style-name="ce1">
            <text:p>79667</text:p>
          </table:table-cell>
          <table:table-cell office:value-type="float" office:value="55013" table:style-name="ce1">
            <text:p>55013</text:p>
          </table:table-cell>
          <table:table-cell office:value-type="float" office:value="75551" table:style-name="ce1">
            <text:p>75551</text:p>
          </table:table-cell>
          <table:table-cell office:value-type="float" office:value="423476" table:style-name="ce1">
            <text:p>423476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11];&quot; &quot;;[.H11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IncQuery</text:p>
          </table:table-cell>
          <table:table-cell office:value-type="float" office:value="510814" table:style-name="ce1">
            <text:p>510814</text:p>
          </table:table-cell>
          <table:table-cell office:value-type="float" office:value="415777" table:style-name="ce1">
            <text:p>415777</text:p>
          </table:table-cell>
          <table:table-cell office:value-type="float" office:value="462753" table:style-name="ce1">
            <text:p>462753</text:p>
          </table:table-cell>
          <table:table-cell office:value-type="float" office:value="435397" table:style-name="ce1">
            <text:p>435397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12];&quot; &quot;;[.H12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BatchIncQuery</text:p>
          </table:table-cell>
          <table:table-cell office:value-type="float" office:value="753048" table:style-name="ce1">
            <text:p>753048</text:p>
          </table:table-cell>
          <table:table-cell office:value-type="float" office:value="391345" table:style-name="ce1">
            <text:p>391345</text:p>
          </table:table-cell>
          <table:table-cell office:value-type="float" office:value="484450" table:style-name="ce1">
            <text:p>484450</text:p>
          </table:table-cell>
          <table:table-cell office:value-type="float" office:value="773584" table:style-name="ce1">
            <text:p>773584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13];&quot; &quot;;[.H13])" table:style-name="ce1">
            <text:p>BatchIncQuer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27524" table:style-name="ce1">
            <text:p>27524</text:p>
          </table:table-cell>
          <table:table-cell office:value-type="float" office:value="26114" table:style-name="ce1">
            <text:p>26114</text:p>
          </table:table-cell>
          <table:table-cell office:value-type="float" office:value="26807" table:style-name="ce1">
            <text:p>26807</text:p>
          </table:table-cell>
          <table:table-cell office:value-type="float" office:value="235094" table:style-name="ce1">
            <text:p>235094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4];&quot; &quot;;[.H14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30926" table:style-name="ce1">
            <text:p>30926</text:p>
          </table:table-cell>
          <table:table-cell office:value-type="float" office:value="27249" table:style-name="ce1">
            <text:p>27249</text:p>
          </table:table-cell>
          <table:table-cell office:value-type="float" office:value="28936" table:style-name="ce1">
            <text:p>28936</text:p>
          </table:table-cell>
          <table:table-cell office:value-type="float" office:value="303426" table:style-name="ce1">
            <text:p>30342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5];&quot; &quot;;[.H15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40799" table:style-name="ce1">
            <text:p>40799</text:p>
          </table:table-cell>
          <table:table-cell office:value-type="float" office:value="31193" table:style-name="ce1">
            <text:p>31193</text:p>
          </table:table-cell>
          <table:table-cell office:value-type="float" office:value="32310" table:style-name="ce1">
            <text:p>32310</text:p>
          </table:table-cell>
          <table:table-cell office:value-type="float" office:value="113790" table:style-name="ce1">
            <text:p>11379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6];&quot; &quot;;[.H16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Optimized</text:p>
          </table:table-cell>
          <table:table-cell office:value-type="float" office:value="69935" table:style-name="ce1">
            <text:p>69935</text:p>
          </table:table-cell>
          <table:table-cell office:value-type="float" office:value="32984" table:style-name="ce1">
            <text:p>32984</text:p>
          </table:table-cell>
          <table:table-cell office:value-type="float" office:value="39685" table:style-name="ce1">
            <text:p>39685</text:p>
          </table:table-cell>
          <table:table-cell office:value-type="float" office:value="73778" table:style-name="ce1">
            <text:p>73778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7];&quot; &quot;;[.H17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Optimized</text:p>
          </table:table-cell>
          <table:table-cell office:value-type="float" office:value="630296" table:style-name="ce1">
            <text:p>630296</text:p>
          </table:table-cell>
          <table:table-cell office:value-type="float" office:value="398288" table:style-name="ce1">
            <text:p>398288</text:p>
          </table:table-cell>
          <table:table-cell office:value-type="float" office:value="427295" table:style-name="ce1">
            <text:p>427295</text:p>
          </table:table-cell>
          <table:table-cell office:value-type="float" office:value="441619" table:style-name="ce1">
            <text:p>44161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8];&quot; &quot;;[.H18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BatchOptimized</text:p>
          </table:table-cell>
          <table:table-cell office:value-type="float" office:value="801160" table:style-name="ce1">
            <text:p>801160</text:p>
          </table:table-cell>
          <table:table-cell office:value-type="float" office:value="106026" table:style-name="ce1">
            <text:p>106026</text:p>
          </table:table-cell>
          <table:table-cell office:value-type="float" office:value="98172" table:style-name="ce1">
            <text:p>98172</text:p>
          </table:table-cell>
          <table:table-cell office:value-type="float" office:value="251699" table:style-name="ce1">
            <text:p>25169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9];&quot; &quot;;[.H19])" table:style-name="ce1">
            <text:p>BatchOptimized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48233" table:style-name="ce1">
            <text:p>48233</text:p>
          </table:table-cell>
          <table:table-cell office:value-type="float" office:value="26296" table:style-name="ce1">
            <text:p>26296</text:p>
          </table:table-cell>
          <table:table-cell office:value-type="float" office:value="26887" table:style-name="ce1">
            <text:p>26887</text:p>
          </table:table-cell>
          <table:table-cell office:value-type="float" office:value="259912" table:style-name="ce1">
            <text:p>259912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0];&quot; &quot;;[.H20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52052" table:style-name="ce1">
            <text:p>52052</text:p>
          </table:table-cell>
          <table:table-cell office:value-type="float" office:value="27759" table:style-name="ce1">
            <text:p>27759</text:p>
          </table:table-cell>
          <table:table-cell office:value-type="float" office:value="29331" table:style-name="ce1">
            <text:p>29331</text:p>
          </table:table-cell>
          <table:table-cell office:value-type="float" office:value="163130" table:style-name="ce1">
            <text:p>16313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1];&quot; &quot;;[.H21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40843" table:style-name="ce1">
            <text:p>40843</text:p>
          </table:table-cell>
          <table:table-cell office:value-type="float" office:value="29745" table:style-name="ce1">
            <text:p>29745</text:p>
          </table:table-cell>
          <table:table-cell office:value-type="float" office:value="32886" table:style-name="ce1">
            <text:p>32886</text:p>
          </table:table-cell>
          <table:table-cell office:value-type="float" office:value="112010" table:style-name="ce1">
            <text:p>11201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2];&quot; &quot;;[.H22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Optimized</text:p>
          </table:table-cell>
          <table:table-cell office:value-type="float" office:value="140620" table:style-name="ce1">
            <text:p>140620</text:p>
          </table:table-cell>
          <table:table-cell office:value-type="float" office:value="61197" table:style-name="ce1">
            <text:p>61197</text:p>
          </table:table-cell>
          <table:table-cell office:value-type="float" office:value="46090" table:style-name="ce1">
            <text:p>46090</text:p>
          </table:table-cell>
          <table:table-cell office:value-type="float" office:value="74635" table:style-name="ce1">
            <text:p>74635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3];&quot; &quot;;[.H23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Optimized</text:p>
          </table:table-cell>
          <table:table-cell office:value-type="float" office:value="579642" table:style-name="ce1">
            <text:p>579642</text:p>
          </table:table-cell>
          <table:table-cell office:value-type="float" office:value="372293" table:style-name="ce1">
            <text:p>372293</text:p>
          </table:table-cell>
          <table:table-cell office:value-type="float" office:value="429668" table:style-name="ce1">
            <text:p>429668</text:p>
          </table:table-cell>
          <table:table-cell office:value-type="float" office:value="411209" table:style-name="ce1">
            <text:p>411209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4];&quot; &quot;;[.H24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BatchOptimized</text:p>
          </table:table-cell>
          <table:table-cell office:value-type="float" office:value="718986" table:style-name="ce1">
            <text:p>718986</text:p>
          </table:table-cell>
          <table:table-cell office:value-type="float" office:value="74524" table:style-name="ce1">
            <text:p>74524</text:p>
          </table:table-cell>
          <table:table-cell office:value-type="float" office:value="106155" table:style-name="ce1">
            <text:p>106155</text:p>
          </table:table-cell>
          <table:table-cell office:value-type="float" office:value="273417" table:style-name="ce1">
            <text:p>273417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5];&quot; &quot;;[.H25])" table:style-name="ce1">
            <text:p>BatchOptimized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110044" table:style-name="ce1">
            <text:p>110044</text:p>
          </table:table-cell>
          <table:table-cell office:value-type="float" office:value="107264" table:style-name="ce1">
            <text:p>107264</text:p>
          </table:table-cell>
          <table:table-cell office:value-type="float" office:value="101943" table:style-name="ce1">
            <text:p>101943</text:p>
          </table:table-cell>
          <table:table-cell office:value-type="float" office:value="267814" table:style-name="ce1">
            <text:p>267814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6];&quot; &quot;;[.H26])" table:style-name="ce1">
            <text:p>BatchSimple Distributed</text:p>
          </table:table-cell>
          <table:table-cell table:number-columns-repeated="2"/>
          <table:table-cell table:style-name="ce1">
            <draw:frame draw:z-index="2" draw:id="id1" draw:style-name="a1" draw:name="Diagram 2" svg:x="0.1875in" svg:y="0.13542in" svg:width="6.07598in" svg:height="5.0156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92518" table:style-name="ce1">
            <text:p>92518</text:p>
          </table:table-cell>
          <table:table-cell office:value-type="float" office:value="98993" table:style-name="ce1">
            <text:p>98993</text:p>
          </table:table-cell>
          <table:table-cell office:value-type="float" office:value="57440" table:style-name="ce1">
            <text:p>57440</text:p>
          </table:table-cell>
          <table:table-cell office:value-type="float" office:value="79379" table:style-name="ce1">
            <text:p>79379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7];&quot; &quot;;[.H27])" table:style-name="ce1">
            <text:p>BatchSimple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49972" table:style-name="ce1">
            <text:p>49972</text:p>
          </table:table-cell>
          <table:table-cell office:value-type="float" office:value="37938" table:style-name="ce1">
            <text:p>37938</text:p>
          </table:table-cell>
          <table:table-cell office:value-type="float" office:value="33900" table:style-name="ce1">
            <text:p>33900</text:p>
          </table:table-cell>
          <table:table-cell office:value-type="float" office:value="50738" table:style-name="ce1">
            <text:p>50738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8];&quot; &quot;;[.H28])" table:style-name="ce1">
            <text:p>BatchSimple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Simple</text:p>
          </table:table-cell>
          <table:table-cell office:value-type="float" office:value="71759" table:style-name="ce1">
            <text:p>71759</text:p>
          </table:table-cell>
          <table:table-cell office:value-type="float" office:value="29347" table:style-name="ce1">
            <text:p>29347</text:p>
          </table:table-cell>
          <table:table-cell office:value-type="float" office:value="34713" table:style-name="ce1">
            <text:p>34713</text:p>
          </table:table-cell>
          <table:table-cell office:value-type="float" office:value="39738" table:style-name="ce1">
            <text:p>39738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9];&quot; &quot;;[.H29])" table:style-name="ce1">
            <text:p>BatchSimple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105425" table:style-name="ce1">
            <text:p>105425</text:p>
          </table:table-cell>
          <table:table-cell office:value-type="float" office:value="103732" table:style-name="ce1">
            <text:p>103732</text:p>
          </table:table-cell>
          <table:table-cell office:value-type="float" office:value="104453" table:style-name="ce1">
            <text:p>104453</text:p>
          </table:table-cell>
          <table:table-cell office:value-type="float" office:value="177081" table:style-name="ce1">
            <text:p>177081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30];&quot; &quot;;[.H30])" table:style-name="ce1">
            <text:p>BatchSimple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60827" table:style-name="ce1">
            <text:p>60827</text:p>
          </table:table-cell>
          <table:table-cell office:value-type="float" office:value="43770" table:style-name="ce1">
            <text:p>43770</text:p>
          </table:table-cell>
          <table:table-cell office:value-type="float" office:value="45210" table:style-name="ce1">
            <text:p>45210</text:p>
          </table:table-cell>
          <table:table-cell office:value-type="float" office:value="62391" table:style-name="ce1">
            <text:p>62391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31];&quot; &quot;;[.H31])" table:style-name="ce1">
            <text:p>BatchSimple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65233" table:style-name="ce1">
            <text:p>65233</text:p>
          </table:table-cell>
          <table:table-cell office:value-type="float" office:value="28617" table:style-name="ce1">
            <text:p>28617</text:p>
          </table:table-cell>
          <table:table-cell office:value-type="float" office:value="29634" table:style-name="ce1">
            <text:p>29634</text:p>
          </table:table-cell>
          <table:table-cell office:value-type="float" office:value="49113" table:style-name="ce1">
            <text:p>49113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32];&quot; &quot;;[.H32])" table:style-name="ce1">
            <text:p>BatchSimple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Simple</text:p>
          </table:table-cell>
          <table:table-cell office:value-type="float" office:value="73061" table:style-name="ce1">
            <text:p>73061</text:p>
          </table:table-cell>
          <table:table-cell office:value-type="float" office:value="29895" table:style-name="ce1">
            <text:p>29895</text:p>
          </table:table-cell>
          <table:table-cell office:value-type="float" office:value="38798" table:style-name="ce1">
            <text:p>38798</text:p>
          </table:table-cell>
          <table:table-cell office:value-type="float" office:value="40479" table:style-name="ce1">
            <text:p>40479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33];&quot; &quot;;[.H33])" table:style-name="ce1">
            <text:p>BatchSimple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54407" table:style-name="ce1">
            <text:p>54407</text:p>
          </table:table-cell>
          <table:table-cell office:value-type="float" office:value="55375" table:style-name="ce1">
            <text:p>55375</text:p>
          </table:table-cell>
          <table:table-cell office:value-type="float" office:value="60837" table:style-name="ce1">
            <text:p>60837</text:p>
          </table:table-cell>
          <table:table-cell office:value-type="float" office:value="345714" table:style-name="ce1">
            <text:p>345714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4];&quot; &quot;;[.H34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56534" table:style-name="ce1">
            <text:p>56534</text:p>
          </table:table-cell>
          <table:table-cell office:value-type="float" office:value="57912" table:style-name="ce1">
            <text:p>57912</text:p>
          </table:table-cell>
          <table:table-cell office:value-type="float" office:value="68747" table:style-name="ce1">
            <text:p>68747</text:p>
          </table:table-cell>
          <table:table-cell office:value-type="float" office:value="408962" table:style-name="ce1">
            <text:p>408962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5];&quot; &quot;;[.H35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64567" table:style-name="ce1">
            <text:p>64567</text:p>
          </table:table-cell>
          <table:table-cell office:value-type="float" office:value="64069" table:style-name="ce1">
            <text:p>64069</text:p>
          </table:table-cell>
          <table:table-cell office:value-type="float" office:value="93117" table:style-name="ce1">
            <text:p>93117</text:p>
          </table:table-cell>
          <table:table-cell office:value-type="float" office:value="337300" table:style-name="ce1">
            <text:p>33730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6];&quot; &quot;;[.H36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xplicitTraceability</text:p>
          </table:table-cell>
          <table:table-cell office:value-type="float" office:value="99169" table:style-name="ce1">
            <text:p>99169</text:p>
          </table:table-cell>
          <table:table-cell office:value-type="float" office:value="83446" table:style-name="ce1">
            <text:p>83446</text:p>
          </table:table-cell>
          <table:table-cell office:value-type="float" office:value="162303" table:style-name="ce1">
            <text:p>162303</text:p>
          </table:table-cell>
          <table:table-cell office:value-type="float" office:value="443496" table:style-name="ce1">
            <text:p>44349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7];&quot; &quot;;[.H37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xplicitTraceability</text:p>
          </table:table-cell>
          <table:table-cell office:value-type="float" office:value="499567" table:style-name="ce1">
            <text:p>499567</text:p>
          </table:table-cell>
          <table:table-cell office:value-type="float" office:value="433701" table:style-name="ce1">
            <text:p>433701</text:p>
          </table:table-cell>
          <table:table-cell office:value-type="float" office:value="698711" table:style-name="ce1">
            <text:p>698711</text:p>
          </table:table-cell>
          <table:table-cell office:value-type="float" office:value="726361" table:style-name="ce1">
            <text:p>72636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8];&quot; &quot;;[.H38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xplicitTraceability</text:p>
          </table:table-cell>
          <table:table-cell office:value-type="float" office:value="721559" table:style-name="ce1">
            <text:p>721559</text:p>
          </table:table-cell>
          <table:table-cell office:value-type="float" office:value="431377" table:style-name="ce1">
            <text:p>431377</text:p>
          </table:table-cell>
          <table:table-cell office:value-type="float" office:value="1246421" table:style-name="ce1">
            <text:p>1246421</text:p>
          </table:table-cell>
          <table:table-cell office:value-type="float" office:value="1656702" table:style-name="ce1">
            <text:p>1656702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9];&quot; &quot;;[.H39])" table:style-name="ce1">
            <text:p>Explici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53614" table:style-name="ce1">
            <text:p>53614</text:p>
          </table:table-cell>
          <table:table-cell office:value-type="float" office:value="55067" table:style-name="ce1">
            <text:p>55067</text:p>
          </table:table-cell>
          <table:table-cell office:value-type="float" office:value="61377" table:style-name="ce1">
            <text:p>61377</text:p>
          </table:table-cell>
          <table:table-cell office:value-type="float" office:value="264990" table:style-name="ce1">
            <text:p>26499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0];&quot; &quot;;[.H40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84079" table:style-name="ce1">
            <text:p>84079</text:p>
          </table:table-cell>
          <table:table-cell office:value-type="float" office:value="57787" table:style-name="ce1">
            <text:p>57787</text:p>
          </table:table-cell>
          <table:table-cell office:value-type="float" office:value="69915" table:style-name="ce1">
            <text:p>69915</text:p>
          </table:table-cell>
          <table:table-cell office:value-type="float" office:value="264076" table:style-name="ce1">
            <text:p>264076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1];&quot; &quot;;[.H41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65972" table:style-name="ce1">
            <text:p>65972</text:p>
          </table:table-cell>
          <table:table-cell office:value-type="float" office:value="62046" table:style-name="ce1">
            <text:p>62046</text:p>
          </table:table-cell>
          <table:table-cell office:value-type="float" office:value="83246" table:style-name="ce1">
            <text:p>83246</text:p>
          </table:table-cell>
          <table:table-cell office:value-type="float" office:value="333709" table:style-name="ce1">
            <text:p>333709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2];&quot; &quot;;[.H42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xplicitTraceability</text:p>
          </table:table-cell>
          <table:table-cell office:value-type="float" office:value="97044" table:style-name="ce1">
            <text:p>97044</text:p>
          </table:table-cell>
          <table:table-cell office:value-type="float" office:value="83662" table:style-name="ce1">
            <text:p>83662</text:p>
          </table:table-cell>
          <table:table-cell office:value-type="float" office:value="162568" table:style-name="ce1">
            <text:p>162568</text:p>
          </table:table-cell>
          <table:table-cell office:value-type="float" office:value="420921" table:style-name="ce1">
            <text:p>420921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3];&quot; &quot;;[.H43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xplicitTraceability</text:p>
          </table:table-cell>
          <table:table-cell office:value-type="float" office:value="392196" table:style-name="ce1">
            <text:p>392196</text:p>
          </table:table-cell>
          <table:table-cell office:value-type="float" office:value="423687" table:style-name="ce1">
            <text:p>423687</text:p>
          </table:table-cell>
          <table:table-cell office:value-type="float" office:value="512548" table:style-name="ce1">
            <text:p>512548</text:p>
          </table:table-cell>
          <table:table-cell office:value-type="float" office:value="580669" table:style-name="ce1">
            <text:p>580669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4];&quot; &quot;;[.H44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xplicitTraceability</text:p>
          </table:table-cell>
          <table:table-cell office:value-type="float" office:value="736220" table:style-name="ce1">
            <text:p>736220</text:p>
          </table:table-cell>
          <table:table-cell office:value-type="float" office:value="439043" table:style-name="ce1">
            <text:p>439043</text:p>
          </table:table-cell>
          <table:table-cell office:value-type="float" office:value="1237956" table:style-name="ce1">
            <text:p>1237956</text:p>
          </table:table-cell>
          <table:table-cell office:value-type="float" office:value="1611947" table:style-name="ce1">
            <text:p>1611947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5];&quot; &quot;;[.H45])" table:style-name="ce1">
            <text:p>Explici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Batch</text:p>
          </table:table-cell>
          <table:table-cell office:value-type="float" office:value="81561" table:style-name="ce1">
            <text:p>81561</text:p>
          </table:table-cell>
          <table:table-cell office:value-type="float" office:value="54228" table:style-name="ce1">
            <text:p>54228</text:p>
          </table:table-cell>
          <table:table-cell office:value-type="float" office:value="56983" table:style-name="ce1">
            <text:p>56983</text:p>
          </table:table-cell>
          <table:table-cell office:value-type="float" office:value="248793" table:style-name="ce1">
            <text:p>248793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6];&quot; &quot;;[.H46])" table:style-name="ce1">
            <text:p>PartialBatch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Batch</text:p>
          </table:table-cell>
          <table:table-cell office:value-type="float" office:value="56002" table:style-name="ce1">
            <text:p>56002</text:p>
          </table:table-cell>
          <table:table-cell office:value-type="float" office:value="55635" table:style-name="ce1">
            <text:p>55635</text:p>
          </table:table-cell>
          <table:table-cell office:value-type="float" office:value="61059" table:style-name="ce1">
            <text:p>61059</text:p>
          </table:table-cell>
          <table:table-cell office:value-type="float" office:value="312554" table:style-name="ce1">
            <text:p>312554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7];&quot; &quot;;[.H47])" table:style-name="ce1">
            <text:p>PartialBatch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Batch</text:p>
          </table:table-cell>
          <table:table-cell office:value-type="float" office:value="66062" table:style-name="ce1">
            <text:p>66062</text:p>
          </table:table-cell>
          <table:table-cell office:value-type="float" office:value="61212" table:style-name="ce1">
            <text:p>61212</text:p>
          </table:table-cell>
          <table:table-cell office:value-type="float" office:value="72336" table:style-name="ce1">
            <text:p>72336</text:p>
          </table:table-cell>
          <table:table-cell office:value-type="float" office:value="286687" table:style-name="ce1">
            <text:p>286687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8];&quot; &quot;;[.H48])" table:style-name="ce1">
            <text:p>PartialBatch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rtialBatch</text:p>
          </table:table-cell>
          <table:table-cell office:value-type="float" office:value="97598" table:style-name="ce1">
            <text:p>97598</text:p>
          </table:table-cell>
          <table:table-cell office:value-type="float" office:value="76023" table:style-name="ce1">
            <text:p>76023</text:p>
          </table:table-cell>
          <table:table-cell office:value-type="float" office:value="100051" table:style-name="ce1">
            <text:p>100051</text:p>
          </table:table-cell>
          <table:table-cell office:value-type="float" office:value="460436" table:style-name="ce1">
            <text:p>46043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9];&quot; &quot;;[.H49])" table:style-name="ce1">
            <text:p>PartialBatch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rtialBatch</text:p>
          </table:table-cell>
          <table:table-cell office:value-type="float" office:value="508903" table:style-name="ce1">
            <text:p>508903</text:p>
          </table:table-cell>
          <table:table-cell office:value-type="float" office:value="421670" table:style-name="ce1">
            <text:p>421670</text:p>
          </table:table-cell>
          <table:table-cell office:value-type="float" office:value="473440" table:style-name="ce1">
            <text:p>473440</text:p>
          </table:table-cell>
          <table:table-cell office:value-type="float" office:value="466131" table:style-name="ce1">
            <text:p>46613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50];&quot; &quot;;[.H50])" table:style-name="ce1">
            <text:p>PartialBatch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rtialBatch</text:p>
          </table:table-cell>
          <table:table-cell office:value-type="float" office:value="709583" table:style-name="ce1">
            <text:p>709583</text:p>
          </table:table-cell>
          <table:table-cell office:value-type="float" office:value="365977" table:style-name="ce1">
            <text:p>365977</text:p>
          </table:table-cell>
          <table:table-cell office:value-type="float" office:value="477697" table:style-name="ce1">
            <text:p>477697</text:p>
          </table:table-cell>
          <table:table-cell office:value-type="float" office:value="761466" table:style-name="ce1">
            <text:p>76146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51];&quot; &quot;;[.H51])" table:style-name="ce1">
            <text:p>PartialBatch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Batch</text:p>
          </table:table-cell>
          <table:table-cell office:value-type="float" office:value="53877" table:style-name="ce1">
            <text:p>53877</text:p>
          </table:table-cell>
          <table:table-cell office:value-type="float" office:value="53896" table:style-name="ce1">
            <text:p>53896</text:p>
          </table:table-cell>
          <table:table-cell office:value-type="float" office:value="56345" table:style-name="ce1">
            <text:p>56345</text:p>
          </table:table-cell>
          <table:table-cell office:value-type="float" office:value="338088" table:style-name="ce1">
            <text:p>338088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2];&quot; &quot;;[.H52])" table:style-name="ce1">
            <text:p>PartialBatch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Batch</text:p>
          </table:table-cell>
          <table:table-cell office:value-type="float" office:value="56823" table:style-name="ce1">
            <text:p>56823</text:p>
          </table:table-cell>
          <table:table-cell office:value-type="float" office:value="55941" table:style-name="ce1">
            <text:p>55941</text:p>
          </table:table-cell>
          <table:table-cell office:value-type="float" office:value="61407" table:style-name="ce1">
            <text:p>61407</text:p>
          </table:table-cell>
          <table:table-cell office:value-type="float" office:value="292456" table:style-name="ce1">
            <text:p>292456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3];&quot; &quot;;[.H53])" table:style-name="ce1">
            <text:p>PartialBatch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Batch</text:p>
          </table:table-cell>
          <table:table-cell office:value-type="float" office:value="60416" table:style-name="ce1">
            <text:p>60416</text:p>
          </table:table-cell>
          <table:table-cell office:value-type="float" office:value="59463" table:style-name="ce1">
            <text:p>59463</text:p>
          </table:table-cell>
          <table:table-cell office:value-type="float" office:value="70295" table:style-name="ce1">
            <text:p>70295</text:p>
          </table:table-cell>
          <table:table-cell office:value-type="float" office:value="297432" table:style-name="ce1">
            <text:p>297432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4];&quot; &quot;;[.H54])" table:style-name="ce1">
            <text:p>PartialBatch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rtialBatch</text:p>
          </table:table-cell>
          <table:table-cell office:value-type="float" office:value="75264" table:style-name="ce1">
            <text:p>75264</text:p>
          </table:table-cell>
          <table:table-cell office:value-type="float" office:value="69604" table:style-name="ce1">
            <text:p>69604</text:p>
          </table:table-cell>
          <table:table-cell office:value-type="float" office:value="92871" table:style-name="ce1">
            <text:p>92871</text:p>
          </table:table-cell>
          <table:table-cell office:value-type="float" office:value="364732" table:style-name="ce1">
            <text:p>364732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5];&quot; &quot;;[.H55])" table:style-name="ce1">
            <text:p>PartialBatch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rtialBatch</text:p>
          </table:table-cell>
          <table:table-cell office:value-type="float" office:value="530280" table:style-name="ce1">
            <text:p>530280</text:p>
          </table:table-cell>
          <table:table-cell office:value-type="float" office:value="438795" table:style-name="ce1">
            <text:p>438795</text:p>
          </table:table-cell>
          <table:table-cell office:value-type="float" office:value="449645" table:style-name="ce1">
            <text:p>449645</text:p>
          </table:table-cell>
          <table:table-cell office:value-type="float" office:value="461548" table:style-name="ce1">
            <text:p>461548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6];&quot; &quot;;[.H56])" table:style-name="ce1">
            <text:p>PartialBatch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rtialBatch</text:p>
          </table:table-cell>
          <table:table-cell office:value-type="float" office:value="710013" table:style-name="ce1">
            <text:p>710013</text:p>
          </table:table-cell>
          <table:table-cell office:value-type="float" office:value="367487" table:style-name="ce1">
            <text:p>367487</text:p>
          </table:table-cell>
          <table:table-cell office:value-type="float" office:value="478918" table:style-name="ce1">
            <text:p>478918</text:p>
          </table:table-cell>
          <table:table-cell office:value-type="float" office:value="772196" table:style-name="ce1">
            <text:p>772196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7];&quot; &quot;;[.H57])" table:style-name="ce1">
            <text:p>PartialBatch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34193" table:style-name="ce1">
            <text:p>34193</text:p>
          </table:table-cell>
          <table:table-cell office:value-type="float" office:value="41944" table:style-name="ce1">
            <text:p>41944</text:p>
          </table:table-cell>
          <table:table-cell office:value-type="float" office:value="43108" table:style-name="ce1">
            <text:p>43108</text:p>
          </table:table-cell>
          <table:table-cell office:value-type="float" office:value="324631" table:style-name="ce1">
            <text:p>324631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58];&quot; &quot;;[.H58])" table:style-name="ce1">
            <text:p>QueryResul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36200" table:style-name="ce1">
            <text:p>36200</text:p>
          </table:table-cell>
          <table:table-cell office:value-type="float" office:value="43962" table:style-name="ce1">
            <text:p>43962</text:p>
          </table:table-cell>
          <table:table-cell office:value-type="float" office:value="49058" table:style-name="ce1">
            <text:p>49058</text:p>
          </table:table-cell>
          <table:table-cell office:value-type="float" office:value="279698" table:style-name="ce1">
            <text:p>279698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59];&quot; &quot;;[.H59])" table:style-name="ce1">
            <text:p>QueryResul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45931" table:style-name="ce1">
            <text:p>45931</text:p>
          </table:table-cell>
          <table:table-cell office:value-type="float" office:value="110076" table:style-name="ce1">
            <text:p>110076</text:p>
          </table:table-cell>
          <table:table-cell office:value-type="float" office:value="120002" table:style-name="ce1">
            <text:p>120002</text:p>
          </table:table-cell>
          <table:table-cell office:value-type="float" office:value="388456" table:style-name="ce1">
            <text:p>38845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60];&quot; &quot;;[.H60])" table:style-name="ce1">
            <text:p>QueryResul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ueryResultTraceability</text:p>
          </table:table-cell>
          <table:table-cell office:value-type="float" office:value="79027" table:style-name="ce1">
            <text:p>79027</text:p>
          </table:table-cell>
          <table:table-cell office:value-type="float" office:value="348439" table:style-name="ce1">
            <text:p>348439</text:p>
          </table:table-cell>
          <table:table-cell office:value-type="float" office:value="368937" table:style-name="ce1">
            <text:p>368937</text:p>
          </table:table-cell>
          <table:table-cell office:value-type="float" office:value="608320" table:style-name="ce1">
            <text:p>60832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61];&quot; &quot;;[.H61])" table:style-name="ce1">
            <text:p>QueryResul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QueryResultTraceability</text:p>
          </table:table-cell>
          <table:table-cell office:value-type="float" office:value="516430" table:style-name="ce1">
            <text:p>516430</text:p>
          </table:table-cell>
          <table:table-cell office:value-type="float" office:value="1561313" table:style-name="ce1">
            <text:p>1561313</text:p>
          </table:table-cell>
          <table:table-cell office:value-type="float" office:value="1666232" table:style-name="ce1">
            <text:p>1666232</text:p>
          </table:table-cell>
          <table:table-cell office:value-type="float" office:value="1781135" table:style-name="ce1">
            <text:p>1781135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62];&quot; &quot;;[.H62])" table:style-name="ce1">
            <text:p>QueryResul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QueryResultTraceability</text:p>
          </table:table-cell>
          <table:table-cell office:value-type="float" office:value="709240" table:style-name="ce1">
            <text:p>709240</text:p>
          </table:table-cell>
          <table:table-cell office:value-type="float" office:value="5123473" table:style-name="ce1">
            <text:p>5123473</text:p>
          </table:table-cell>
          <table:table-cell office:value-type="float" office:value="5215763" table:style-name="ce1">
            <text:p>5215763</text:p>
          </table:table-cell>
          <table:table-cell office:value-type="float" office:value="5578326" table:style-name="ce1">
            <text:p>5578326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63];&quot; &quot;;[.H63])" table:style-name="ce1">
            <text:p>QueryResultTraceability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35174" table:style-name="ce1">
            <text:p>35174</text:p>
          </table:table-cell>
          <table:table-cell office:value-type="float" office:value="40226" table:style-name="ce1">
            <text:p>40226</text:p>
          </table:table-cell>
          <table:table-cell office:value-type="float" office:value="42607" table:style-name="ce1">
            <text:p>42607</text:p>
          </table:table-cell>
          <table:table-cell office:value-type="float" office:value="200702" table:style-name="ce1">
            <text:p>200702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4];&quot; &quot;;[.H64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37204" table:style-name="ce1">
            <text:p>37204</text:p>
          </table:table-cell>
          <table:table-cell office:value-type="float" office:value="54622" table:style-name="ce1">
            <text:p>54622</text:p>
          </table:table-cell>
          <table:table-cell office:value-type="float" office:value="59586" table:style-name="ce1">
            <text:p>59586</text:p>
          </table:table-cell>
          <table:table-cell office:value-type="float" office:value="296170" table:style-name="ce1">
            <text:p>29617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5];&quot; &quot;;[.H65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51517" table:style-name="ce1">
            <text:p>51517</text:p>
          </table:table-cell>
          <table:table-cell office:value-type="float" office:value="107970" table:style-name="ce1">
            <text:p>107970</text:p>
          </table:table-cell>
          <table:table-cell office:value-type="float" office:value="117982" table:style-name="ce1">
            <text:p>117982</text:p>
          </table:table-cell>
          <table:table-cell office:value-type="float" office:value="384363" table:style-name="ce1">
            <text:p>384363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6];&quot; &quot;;[.H66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ueryResultTraceability</text:p>
          </table:table-cell>
          <table:table-cell office:value-type="float" office:value="96739" table:style-name="ce1">
            <text:p>96739</text:p>
          </table:table-cell>
          <table:table-cell office:value-type="float" office:value="364529" table:style-name="ce1">
            <text:p>364529</text:p>
          </table:table-cell>
          <table:table-cell office:value-type="float" office:value="386557" table:style-name="ce1">
            <text:p>386557</text:p>
          </table:table-cell>
          <table:table-cell office:value-type="float" office:value="704420" table:style-name="ce1">
            <text:p>70442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7];&quot; &quot;;[.H67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QueryResultTraceability</text:p>
          </table:table-cell>
          <table:table-cell office:value-type="float" office:value="535890" table:style-name="ce1">
            <text:p>535890</text:p>
          </table:table-cell>
          <table:table-cell office:value-type="float" office:value="1632289" table:style-name="ce1">
            <text:p>1632289</text:p>
          </table:table-cell>
          <table:table-cell office:value-type="float" office:value="1587776" table:style-name="ce1">
            <text:p>1587776</text:p>
          </table:table-cell>
          <table:table-cell office:value-type="float" office:value="1713447" table:style-name="ce1">
            <text:p>1713447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8];&quot; &quot;;[.H68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QueryResultTraceability</text:p>
          </table:table-cell>
          <table:table-cell office:value-type="float" office:value="734467" table:style-name="ce1">
            <text:p>734467</text:p>
          </table:table-cell>
          <table:table-cell office:value-type="float" office:value="5084175" table:style-name="ce1">
            <text:p>5084175</text:p>
          </table:table-cell>
          <table:table-cell office:value-type="float" office:value="5186161" table:style-name="ce1">
            <text:p>5186161</text:p>
          </table:table-cell>
          <table:table-cell office:value-type="float" office:value="5547185" table:style-name="ce1">
            <text:p>5547185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9];&quot; &quot;;[.H69])" table:style-name="ce1">
            <text:p>QueryResultTraceability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54313" table:style-name="ce1">
            <text:p>54313</text:p>
          </table:table-cell>
          <table:table-cell office:value-type="float" office:value="70008" table:style-name="ce1">
            <text:p>70008</text:p>
          </table:table-cell>
          <table:table-cell office:value-type="float" office:value="70019" table:style-name="ce1">
            <text:p>70019</text:p>
          </table:table-cell>
          <table:table-cell office:value-type="float" office:value="281723" table:style-name="ce1">
            <text:p>281723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70];&quot; &quot;;[.H70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56687" table:style-name="ce1">
            <text:p>56687</text:p>
          </table:table-cell>
          <table:table-cell office:value-type="float" office:value="98103" table:style-name="ce1">
            <text:p>98103</text:p>
          </table:table-cell>
          <table:table-cell office:value-type="float" office:value="98080" table:style-name="ce1">
            <text:p>98080</text:p>
          </table:table-cell>
          <table:table-cell office:value-type="float" office:value="357163" table:style-name="ce1">
            <text:p>357163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71];&quot; &quot;;[.H71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60378" table:style-name="ce1">
            <text:p>60378</text:p>
          </table:table-cell>
          <table:table-cell office:value-type="float" office:value="103966" table:style-name="ce1">
            <text:p>103966</text:p>
          </table:table-cell>
          <table:table-cell office:value-type="float" office:value="103979" table:style-name="ce1">
            <text:p>103979</text:p>
          </table:table-cell>
          <table:table-cell office:value-type="float" office:value="348525" table:style-name="ce1">
            <text:p>348525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72];&quot; &quot;;[.H72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atraTransformation</text:p>
          </table:table-cell>
          <table:table-cell office:value-type="float" office:value="99293" table:style-name="ce1">
            <text:p>99293</text:p>
          </table:table-cell>
          <table:table-cell office:value-type="float" office:value="721792" table:style-name="ce1">
            <text:p>721792</text:p>
          </table:table-cell>
          <table:table-cell office:value-type="float" office:value="686820" table:style-name="ce1">
            <text:p>686820</text:p>
          </table:table-cell>
          <table:table-cell office:value-type="float" office:value="925152" table:style-name="ce1">
            <text:p>925152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73];&quot; &quot;;[.H73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iatraTransformation</text:p>
          </table:table-cell>
          <table:table-cell office:value-type="float" office:value="518947" table:style-name="ce1">
            <text:p>518947</text:p>
          </table:table-cell>
          <table:table-cell office:value-type="float" office:value="2792660" table:style-name="ce1">
            <text:p>2792660</text:p>
          </table:table-cell>
          <table:table-cell office:value-type="float" office:value="2783315" table:style-name="ce1">
            <text:p>2783315</text:p>
          </table:table-cell>
          <table:table-cell office:value-type="float" office:value="2874384" table:style-name="ce1">
            <text:p>2874384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74];&quot; &quot;;[.H74])" table:style-name="ce1">
            <text:p>ViatraTransformation 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53986" table:style-name="ce1">
            <text:p>53986</text:p>
          </table:table-cell>
          <table:table-cell office:value-type="float" office:value="69863" table:style-name="ce1">
            <text:p>69863</text:p>
          </table:table-cell>
          <table:table-cell office:value-type="float" office:value="69745" table:style-name="ce1">
            <text:p>69745</text:p>
          </table:table-cell>
          <table:table-cell office:value-type="float" office:value="297479" table:style-name="ce1">
            <text:p>297479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5];&quot; &quot;;[.H75])" table:style-name="ce1">
            <text:p>ViatraTransformation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58355" table:style-name="ce1">
            <text:p>58355</text:p>
          </table:table-cell>
          <table:table-cell office:value-type="float" office:value="78031" table:style-name="ce1">
            <text:p>78031</text:p>
          </table:table-cell>
          <table:table-cell office:value-type="float" office:value="78416" table:style-name="ce1">
            <text:p>78416</text:p>
          </table:table-cell>
          <table:table-cell office:value-type="float" office:value="399039" table:style-name="ce1">
            <text:p>399039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6];&quot; &quot;;[.H76])" table:style-name="ce1">
            <text:p>ViatraTransformation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60484" table:style-name="ce1">
            <text:p>60484</text:p>
          </table:table-cell>
          <table:table-cell office:value-type="float" office:value="104979" table:style-name="ce1">
            <text:p>104979</text:p>
          </table:table-cell>
          <table:table-cell office:value-type="float" office:value="105245" table:style-name="ce1">
            <text:p>105245</text:p>
          </table:table-cell>
          <table:table-cell office:value-type="float" office:value="399175" table:style-name="ce1">
            <text:p>399175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7];&quot; &quot;;[.H77])" table:style-name="ce1">
            <text:p>ViatraTransformation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atraTransformation</text:p>
          </table:table-cell>
          <table:table-cell office:value-type="float" office:value="81864" table:style-name="ce1">
            <text:p>81864</text:p>
          </table:table-cell>
          <table:table-cell office:value-type="float" office:value="235493" table:style-name="ce1">
            <text:p>235493</text:p>
          </table:table-cell>
          <table:table-cell office:value-type="float" office:value="236044" table:style-name="ce1">
            <text:p>236044</text:p>
          </table:table-cell>
          <table:table-cell office:value-type="float" office:value="506358" table:style-name="ce1">
            <text:p>506358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8];&quot; &quot;;[.H78])" table:style-name="ce1">
            <text:p>ViatraTransformation 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iatraTransformation</text:p>
          </table:table-cell>
          <table:table-cell office:value-type="float" office:value="492382" table:style-name="ce1">
            <text:p>492382</text:p>
          </table:table-cell>
          <table:table-cell office:value-type="float" office:value="2700603" table:style-name="ce1">
            <text:p>2700603</text:p>
          </table:table-cell>
          <table:table-cell office:value-type="float" office:value="2788261" table:style-name="ce1">
            <text:p>2788261</text:p>
          </table:table-cell>
          <table:table-cell office:value-type="float" office:value="2981076" table:style-name="ce1">
            <text:p>2981076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9];&quot; &quot;;[.H79])" table:style-name="ce1">
            <text:p>ViatraTransformation JDT-based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string" office:string-value=" " table:formula="of:=CONCATENATE([.C80];&quot; &quot;;[.H8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81];&quot; &quot;;[.H8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82];&quot; &quot;;[.H8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83];&quot; &quot;;[.H8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84];&quot; &quot;;[.H8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85];&quot; &quot;;[.H8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86];&quot; &quot;;[.H8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87];&quot; &quot;;[.H8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88];&quot; &quot;;[.H8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89];&quot; &quot;;[.H8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90];&quot; &quot;;[.H9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91];&quot; &quot;;[.H9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92];&quot; &quot;;[.H9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93];&quot; &quot;;[.H9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94];&quot; &quot;;[.H9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95];&quot; &quot;;[.H9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96];&quot; &quot;;[.H9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97];&quot; &quot;;[.H9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98];&quot; &quot;;[.H9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99];&quot; &quot;;[.H9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00];&quot; &quot;;[.H10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01];&quot; &quot;;[.H10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02];&quot; &quot;;[.H10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03];&quot; &quot;;[.H10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04];&quot; &quot;;[.H10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05];&quot; &quot;;[.H10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06];&quot; &quot;;[.H10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07];&quot; &quot;;[.H10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08];&quot; &quot;;[.H10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09];&quot; &quot;;[.H10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10];&quot; &quot;;[.H11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11];&quot; &quot;;[.H11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12];&quot; &quot;;[.H11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13];&quot; &quot;;[.H11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14];&quot; &quot;;[.H11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15];&quot; &quot;;[.H11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16];&quot; &quot;;[.H11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17];&quot; &quot;;[.H11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18];&quot; &quot;;[.H11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19];&quot; &quot;;[.H11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20];&quot; &quot;;[.H12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21];&quot; &quot;;[.H12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22];&quot; &quot;;[.H12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23];&quot; &quot;;[.H12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24];&quot; &quot;;[.H12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25];&quot; &quot;;[.H12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26];&quot; &quot;;[.H12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27];&quot; &quot;;[.H12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28];&quot; &quot;;[.H12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29];&quot; &quot;;[.H12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30];&quot; &quot;;[.H13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31];&quot; &quot;;[.H13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32];&quot; &quot;;[.H13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33];&quot; &quot;;[.H13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34];&quot; &quot;;[.H13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35];&quot; &quot;;[.H13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36];&quot; &quot;;[.H13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37];&quot; &quot;;[.H13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38];&quot; &quot;;[.H13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39];&quot; &quot;;[.H13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40];&quot; &quot;;[.H14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41];&quot; &quot;;[.H14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42];&quot; &quot;;[.H14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43];&quot; &quot;;[.H14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44];&quot; &quot;;[.H14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45];&quot; &quot;;[.H14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46];&quot; &quot;;[.H14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47];&quot; &quot;;[.H14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48];&quot; &quot;;[.H14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49];&quot; &quot;;[.H14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50];&quot; &quot;;[.H15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51];&quot; &quot;;[.H15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52];&quot; &quot;;[.H15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53];&quot; &quot;;[.H15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54];&quot; &quot;;[.H15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55];&quot; &quot;;[.H15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56];&quot; &quot;;[.H15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57];&quot; &quot;;[.H15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58];&quot; &quot;;[.H15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59];&quot; &quot;;[.H15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60];&quot; &quot;;[.H16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61];&quot; &quot;;[.H16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62];&quot; &quot;;[.H16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63];&quot; &quot;;[.H16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64];&quot; &quot;;[.H16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65];&quot; &quot;;[.H16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66];&quot; &quot;;[.H16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67];&quot; &quot;;[.H16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68];&quot; &quot;;[.H16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69];&quot; &quot;;[.H16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70];&quot; &quot;;[.H17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71];&quot; &quot;;[.H17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72];&quot; &quot;;[.H17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73];&quot; &quot;;[.H17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74];&quot; &quot;;[.H17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75];&quot; &quot;;[.H17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76];&quot; &quot;;[.H17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77];&quot; &quot;;[.H17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78];&quot; &quot;;[.H17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79];&quot; &quot;;[.H17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80];&quot; &quot;;[.H18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81];&quot; &quot;;[.H18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82];&quot; &quot;;[.H18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83];&quot; &quot;;[.H18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84];&quot; &quot;;[.H18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85];&quot; &quot;;[.H18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86];&quot; &quot;;[.H18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87];&quot; &quot;;[.H18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88];&quot; &quot;;[.H18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89];&quot; &quot;;[.H18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90];&quot; &quot;;[.H19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91];&quot; &quot;;[.H19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92];&quot; &quot;;[.H19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93];&quot; &quot;;[.H19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94];&quot; &quot;;[.H19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95];&quot; &quot;;[.H19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96];&quot; &quot;;[.H19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97];&quot; &quot;;[.H19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98];&quot; &quot;;[.H19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199];&quot; &quot;;[.H19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00];&quot; &quot;;[.H20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01];&quot; &quot;;[.H20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02];&quot; &quot;;[.H20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03];&quot; &quot;;[.H20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04];&quot; &quot;;[.H20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05];&quot; &quot;;[.H20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06];&quot; &quot;;[.H20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07];&quot; &quot;;[.H20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08];&quot; &quot;;[.H20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09];&quot; &quot;;[.H20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10];&quot; &quot;;[.H21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11];&quot; &quot;;[.H21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12];&quot; &quot;;[.H21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13];&quot; &quot;;[.H21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14];&quot; &quot;;[.H21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15];&quot; &quot;;[.H21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16];&quot; &quot;;[.H21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17];&quot; &quot;;[.H21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18];&quot; &quot;;[.H21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19];&quot; &quot;;[.H21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20];&quot; &quot;;[.H22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21];&quot; &quot;;[.H22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22];&quot; &quot;;[.H22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23];&quot; &quot;;[.H22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24];&quot; &quot;;[.H22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25];&quot; &quot;;[.H22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26];&quot; &quot;;[.H22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27];&quot; &quot;;[.H22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28];&quot; &quot;;[.H22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29];&quot; &quot;;[.H22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30];&quot; &quot;;[.H23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31];&quot; &quot;;[.H23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32];&quot; &quot;;[.H23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33];&quot; &quot;;[.H23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34];&quot; &quot;;[.H23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35];&quot; &quot;;[.H23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36];&quot; &quot;;[.H23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37];&quot; &quot;;[.H23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38];&quot; &quot;;[.H23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39];&quot; &quot;;[.H23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40];&quot; &quot;;[.H24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41];&quot; &quot;;[.H24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42];&quot; &quot;;[.H24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43];&quot; &quot;;[.H24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44];&quot; &quot;;[.H24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45];&quot; &quot;;[.H24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46];&quot; &quot;;[.H24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47];&quot; &quot;;[.H24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48];&quot; &quot;;[.H24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49];&quot; &quot;;[.H24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50];&quot; &quot;;[.H25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51];&quot; &quot;;[.H25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52];&quot; &quot;;[.H25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53];&quot; &quot;;[.H25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54];&quot; &quot;;[.H25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55];&quot; &quot;;[.H25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56];&quot; &quot;;[.H25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57];&quot; &quot;;[.H25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58];&quot; &quot;;[.H25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59];&quot; &quot;;[.H25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60];&quot; &quot;;[.H26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61];&quot; &quot;;[.H26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62];&quot; &quot;;[.H26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63];&quot; &quot;;[.H26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64];&quot; &quot;;[.H26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65];&quot; &quot;;[.H265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66];&quot; &quot;;[.H266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67];&quot; &quot;;[.H267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68];&quot; &quot;;[.H268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69];&quot; &quot;;[.H269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70];&quot; &quot;;[.H270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71];&quot; &quot;;[.H271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72];&quot; &quot;;[.H272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73];&quot; &quot;;[.H273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74];&quot; &quot;;[.H274])" table:style-name="ce1">
            <text:p><text:s/>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office:string-value=" " table:formula="of:=CONCATENATE([.C275];&quot; &quot;;[.H275])" table:style-name="ce1">
            <text:p><text:s/></text:p>
          </table:table-cell>
          <table:table-cell table:number-columns-repeated="16374"/>
        </table:table-row>
        <table:table-row table:number-rows-repeated="1048301" table:style-name="ro1">
          <table:table-cell table:number-columns-repeated="16384"/>
        </table:table-row>
        <table:named-expressions>
          <table:named-range table:name="data_1" table:cell-range-address="memory.$A$3:memory.$K$275" table:base-cell-address="memory.$A$1"/>
        </table:named-expressions>
      </table:table>
      <table:table table:name="time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3">
            <text:p>Scenario</text:p>
          </table:table-cell>
          <table:table-cell office:value-type="string" table:style-name="ce2">
            <text:p>Scale</text:p>
          </table:table-cell>
          <table:table-cell office:value-type="string" table:style-name="ce2">
            <text:p>Xform</text:p>
          </table:table-cell>
          <table:table-cell office:value-type="string" table:style-name="ce2">
            <text:p>GenerateTime</text:p>
          </table:table-cell>
          <table:table-cell office:value-type="string" table:style-name="ce5">
            <text:p>XformInitTime</text:p>
          </table:table-cell>
          <table:table-cell office:value-type="string" table:style-name="ce5">
            <text:p>CodeGeneratorTime</text:p>
          </table:table-cell>
          <table:table-cell office:value-type="string" table:style-name="ce5">
            <text:p>m2mXformTime</text:p>
          </table:table-cell>
          <table:table-cell office:value-type="string" table:style-name="ce5">
            <text:p>m2tXformTime</text:p>
          </table:table-cell>
          <table:table-cell office:value-type="string" table:style-name="ce5">
            <text:p>m2mSecondXformTime</text:p>
          </table:table-cell>
          <table:table-cell office:value-type="string" table:style-name="ce5">
            <text:p>m2tSecondXformTime</text:p>
          </table:table-cell>
          <table:table-cell office:value-type="string" table:style-name="ce5">
            <text:p>Code generator type</text:p>
          </table:table-cell>
          <table:table-cell table:style-name="ce4"/>
          <table:table-cell office:value-type="string" table:style-name="ce3">
            <text:p>Data row name</text:p>
          </table:table-cell>
          <table:table-cell table:number-columns-repeated="2" table:style-name="ce4"/>
          <table:table-cell table:style-name="ce4">
            <draw:frame draw:z-index="1" draw:id="id2" draw:style-name="a2" draw:name="Diagram 2" svg:x="0.644in" svg:y="0.09804in" svg:width="6.07598in" svg:height="5.0156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8" table:style-name="ce4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76" table:style-name="ce1">
            <text:p>76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1654" table:style-name="ce1">
            <text:p>1654</text:p>
          </table:table-cell>
          <table:table-cell office:value-type="float" office:value="742" table:style-name="ce1">
            <text:p>742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2];&quot; &quot;;[.K2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118" table:style-name="ce1">
            <text:p>118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1557" table:style-name="ce1">
            <text:p>1557</text:p>
          </table:table-cell>
          <table:table-cell office:value-type="float" office:value="1296" table:style-name="ce1">
            <text:p>1296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3];&quot; &quot;;[.K3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251" table:style-name="ce1">
            <text:p>251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1713" table:style-name="ce1">
            <text:p>1713</text:p>
          </table:table-cell>
          <table:table-cell office:value-type="float" office:value="2753" table:style-name="ce1">
            <text:p>2753</text:p>
          </table:table-cell>
          <table:table-cell office:value-type="float" office:value="139" table:style-name="ce1">
            <text:p>1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4];&quot; &quot;;[.K4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IncQuery</text:p>
          </table:table-cell>
          <table:table-cell office:value-type="float" office:value="937" table:style-name="ce1">
            <text:p>937</text:p>
          </table:table-cell>
          <table:table-cell office:value-type="float" office:value="103" table:style-name="ce1">
            <text:p>103</text:p>
          </table:table-cell>
          <table:table-cell office:value-type="float" office:value="44" table:style-name="ce1">
            <text:p>44</text:p>
          </table:table-cell>
          <table:table-cell office:value-type="float" office:value="2361" table:style-name="ce1">
            <text:p>2361</text:p>
          </table:table-cell>
          <table:table-cell office:value-type="float" office:value="6419" table:style-name="ce1">
            <text:p>6419</text:p>
          </table:table-cell>
          <table:table-cell office:value-type="float" office:value="483" table:style-name="ce1">
            <text:p>4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5];&quot; &quot;;[.K5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IncQuery</text:p>
          </table:table-cell>
          <table:table-cell office:value-type="float" office:value="1757" table:style-name="ce1">
            <text:p>1757</text:p>
          </table:table-cell>
          <table:table-cell office:value-type="float" office:value="639" table:style-name="ce1">
            <text:p>639</text:p>
          </table:table-cell>
          <table:table-cell office:value-type="float" office:value="39" table:style-name="ce1">
            <text:p>39</text:p>
          </table:table-cell>
          <table:table-cell office:value-type="float" office:value="3888" table:style-name="ce1">
            <text:p>3888</text:p>
          </table:table-cell>
          <table:table-cell office:value-type="float" office:value="17443" table:style-name="ce1">
            <text:p>17443</text:p>
          </table:table-cell>
          <table:table-cell office:value-type="float" office:value="1510" table:style-name="ce1">
            <text:p>15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6];&quot; &quot;;[.K6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BatchIncQuery</text:p>
          </table:table-cell>
          <table:table-cell office:value-type="float" office:value="18329" table:style-name="ce1">
            <text:p>18329</text:p>
          </table:table-cell>
          <table:table-cell office:value-type="float" office:value="2212" table:style-name="ce1">
            <text:p>2212</text:p>
          </table:table-cell>
          <table:table-cell office:value-type="float" office:value="58" table:style-name="ce1">
            <text:p>58</text:p>
          </table:table-cell>
          <table:table-cell office:value-type="float" office:value="11750" table:style-name="ce1">
            <text:p>11750</text:p>
          </table:table-cell>
          <table:table-cell office:value-type="float" office:value="43404" table:style-name="ce1">
            <text:p>43404</text:p>
          </table:table-cell>
          <table:table-cell office:value-type="float" office:value="2294" table:style-name="ce1">
            <text:p>229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IncQuery Distributed" table:formula="of:=CONCATENATE([.C7];&quot; &quot;;[.K7])" table:style-name="ce1">
            <text:p>BatchIncQuer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IncQuery</text:p>
          </table:table-cell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1547" table:style-name="ce1">
            <text:p>1547</text:p>
          </table:table-cell>
          <table:table-cell office:value-type="float" office:value="663" table:style-name="ce1">
            <text:p>66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8];&quot; &quot;;[.K8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IncQuery</text:p>
          </table:table-cell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608" table:style-name="ce1">
            <text:p>1608</text:p>
          </table:table-cell>
          <table:table-cell office:value-type="float" office:value="1306" table:style-name="ce1">
            <text:p>1306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9];&quot; &quot;;[.K9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IncQuery</text:p>
          </table:table-cell>
          <table:table-cell office:value-type="float" office:value="207" table:style-name="ce1">
            <text:p>207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1767" table:style-name="ce1">
            <text:p>1767</text:p>
          </table:table-cell>
          <table:table-cell office:value-type="float" office:value="2901" table:style-name="ce1">
            <text:p>2901</text:p>
          </table:table-cell>
          <table:table-cell office:value-type="float" office:value="172" table:style-name="ce1">
            <text:p>17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10];&quot; &quot;;[.K10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IncQuery</text:p>
          </table:table-cell>
          <table:table-cell office:value-type="float" office:value="903" table:style-name="ce1">
            <text:p>903</text:p>
          </table:table-cell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2162" table:style-name="ce1">
            <text:p>2162</text:p>
          </table:table-cell>
          <table:table-cell office:value-type="float" office:value="6555" table:style-name="ce1">
            <text:p>6555</text:p>
          </table:table-cell>
          <table:table-cell office:value-type="float" office:value="431" table:style-name="ce1">
            <text:p>4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11];&quot; &quot;;[.K11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IncQuery</text:p>
          </table:table-cell>
          <table:table-cell office:value-type="float" office:value="5642" table:style-name="ce1">
            <text:p>5642</text:p>
          </table:table-cell>
          <table:table-cell office:value-type="float" office:value="457" table:style-name="ce1">
            <text:p>457</text:p>
          </table:table-cell>
          <table:table-cell office:value-type="float" office:value="29" table:style-name="ce1">
            <text:p>29</text:p>
          </table:table-cell>
          <table:table-cell office:value-type="float" office:value="4383" table:style-name="ce1">
            <text:p>4383</text:p>
          </table:table-cell>
          <table:table-cell office:value-type="float" office:value="18269" table:style-name="ce1">
            <text:p>18269</text:p>
          </table:table-cell>
          <table:table-cell office:value-type="float" office:value="1152" table:style-name="ce1">
            <text:p>11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12];&quot; &quot;;[.K12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BatchIncQuery</text:p>
          </table:table-cell>
          <table:table-cell office:value-type="float" office:value="21105" table:style-name="ce1">
            <text:p>21105</text:p>
          </table:table-cell>
          <table:table-cell office:value-type="float" office:value="1896" table:style-name="ce1">
            <text:p>1896</text:p>
          </table:table-cell>
          <table:table-cell office:value-type="float" office:value="30" table:style-name="ce1">
            <text:p>30</text:p>
          </table:table-cell>
          <table:table-cell office:value-type="float" office:value="10534" table:style-name="ce1">
            <text:p>10534</text:p>
          </table:table-cell>
          <table:table-cell office:value-type="float" office:value="43156" table:style-name="ce1">
            <text:p>43156</text:p>
          </table:table-cell>
          <table:table-cell office:value-type="float" office:value="2414" table:style-name="ce1">
            <text:p>24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IncQuery JDT-based" table:formula="of:=CONCATENATE([.C13];&quot; &quot;;[.K13])" table:style-name="ce1">
            <text:p>BatchIncQuer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1517" table:style-name="ce1">
            <text:p>1517</text:p>
          </table:table-cell>
          <table:table-cell office:value-type="float" office:value="701" table:style-name="ce1">
            <text:p>7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4];&quot; &quot;;[.K14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816" table:style-name="ce1">
            <text:p>1816</text:p>
          </table:table-cell>
          <table:table-cell office:value-type="float" office:value="1311" table:style-name="ce1">
            <text:p>1311</text:p>
          </table:table-cell>
          <table:table-cell office:value-type="float" office:value="459" table:style-name="ce1">
            <text:p>4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5];&quot; &quot;;[.K15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195" table:style-name="ce1">
            <text:p>195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2852" table:style-name="ce1">
            <text:p>2852</text:p>
          </table:table-cell>
          <table:table-cell office:value-type="float" office:value="2830" table:style-name="ce1">
            <text:p>2830</text:p>
          </table:table-cell>
          <table:table-cell office:value-type="float" office:value="1781" table:style-name="ce1">
            <text:p>17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6];&quot; &quot;;[.K16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Optimized</text:p>
          </table:table-cell>
          <table:table-cell office:value-type="float" office:value="849" table:style-name="ce1">
            <text:p>849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7653" table:style-name="ce1">
            <text:p>7653</text:p>
          </table:table-cell>
          <table:table-cell office:value-type="float" office:value="6625" table:style-name="ce1">
            <text:p>6625</text:p>
          </table:table-cell>
          <table:table-cell office:value-type="float" office:value="8221" table:style-name="ce1">
            <text:p>82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7];&quot; &quot;;[.K17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Optimized</text:p>
          </table:table-cell>
          <table:table-cell office:value-type="float" office:value="5751" table:style-name="ce1">
            <text:p>5751</text:p>
          </table:table-cell>
          <table:table-cell office:value-type="float" office:value="25" table:style-name="ce1">
            <text:p>25</text:p>
          </table:table-cell>
          <table:table-cell office:value-type="float" office:value="556" table:style-name="ce1">
            <text:p>556</text:p>
          </table:table-cell>
          <table:table-cell office:value-type="float" office:value="38654" table:style-name="ce1">
            <text:p>38654</text:p>
          </table:table-cell>
          <table:table-cell office:value-type="float" office:value="34941" table:style-name="ce1">
            <text:p>34941</text:p>
          </table:table-cell>
          <table:table-cell office:value-type="float" office:value="44561" table:style-name="ce1">
            <text:p>4456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8];&quot; &quot;;[.K18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BatchOptimized</text:p>
          </table:table-cell>
          <table:table-cell office:value-type="float" office:value="22657" table:style-name="ce1">
            <text:p>22657</text:p>
          </table:table-cell>
          <table:table-cell office:value-type="float" office:value="4" table:style-name="ce1">
            <text:p>4</text:p>
          </table:table-cell>
          <table:table-cell office:value-type="float" office:value="336" table:style-name="ce1">
            <text:p>336</text:p>
          </table:table-cell>
          <table:table-cell office:value-type="float" office:value="123250" table:style-name="ce1">
            <text:p>123250</text:p>
          </table:table-cell>
          <table:table-cell office:value-type="float" office:value="48672" table:style-name="ce1">
            <text:p>48672</text:p>
          </table:table-cell>
          <table:table-cell office:value-type="float" office:value="137491" table:style-name="ce1">
            <text:p>13749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Optimized Distributed" table:formula="of:=CONCATENATE([.C19];&quot; &quot;;[.K19])" table:style-name="ce1">
            <text:p>BatchOptimized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Optimized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1466" table:style-name="ce1">
            <text:p>1466</text:p>
          </table:table-cell>
          <table:table-cell office:value-type="float" office:value="687" table:style-name="ce1">
            <text:p>687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0];&quot; &quot;;[.K20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Optimized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float" office:value="1826" table:style-name="ce1">
            <text:p>1826</text:p>
          </table:table-cell>
          <table:table-cell office:value-type="float" office:value="1391" table:style-name="ce1">
            <text:p>1391</text:p>
          </table:table-cell>
          <table:table-cell office:value-type="float" office:value="519" table:style-name="ce1">
            <text:p>5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1];&quot; &quot;;[.K21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Optimized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2774" table:style-name="ce1">
            <text:p>2774</text:p>
          </table:table-cell>
          <table:table-cell office:value-type="float" office:value="3069" table:style-name="ce1">
            <text:p>3069</text:p>
          </table:table-cell>
          <table:table-cell office:value-type="float" office:value="1708" table:style-name="ce1">
            <text:p>17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2];&quot; &quot;;[.K22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Optimized</text:p>
          </table:table-cell>
          <table:table-cell office:value-type="float" office:value="824" table:style-name="ce1">
            <text:p>824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7732" table:style-name="ce1">
            <text:p>7732</text:p>
          </table:table-cell>
          <table:table-cell office:value-type="float" office:value="6451" table:style-name="ce1">
            <text:p>6451</text:p>
          </table:table-cell>
          <table:table-cell office:value-type="float" office:value="7481" table:style-name="ce1">
            <text:p>74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3];&quot; &quot;;[.K23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atchOptimized</text:p>
          </table:table-cell>
          <table:table-cell office:value-type="float" office:value="5365" table:style-name="ce1">
            <text:p>5365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40482" table:style-name="ce1">
            <text:p>40482</text:p>
          </table:table-cell>
          <table:table-cell office:value-type="float" office:value="43298" table:style-name="ce1">
            <text:p>43298</text:p>
          </table:table-cell>
          <table:table-cell office:value-type="float" office:value="41868" table:style-name="ce1">
            <text:p>418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4];&quot; &quot;;[.K24])" table:style-name="ce1">
            <text:p>BatchOptimized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BatchOptimized</text:p>
          </table:table-cell>
          <table:table-cell office:value-type="float" office:value="21146" table:style-name="ce1">
            <text:p>21146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128509" table:style-name="ce1">
            <text:p>128509</text:p>
          </table:table-cell>
          <table:table-cell office:value-type="float" office:value="43586" table:style-name="ce1">
            <text:p>43586</text:p>
          </table:table-cell>
          <table:table-cell office:value-type="float" office:value="134217" table:style-name="ce1">
            <text:p>1342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Optimized JDT-based" table:formula="of:=CONCATENATE([.C25];&quot; &quot;;[.K25])" table:style-name="ce1">
            <text:p>BatchOptimized JDT-based</text:p>
          </table:table-cell>
          <table:table-cell table:number-columns-repeated="2"/>
          <table:table-cell table:style-name="ce1">
            <draw:frame draw:z-index="2" draw:id="id3" draw:style-name="a3" draw:name="Diagram 4" svg:x="0.63726in" svg:y="0.17157in" svg:width="6.07598in" svg:height="5.0156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464" table:style-name="ce1">
            <text:p>464</text:p>
          </table:table-cell>
          <table:table-cell office:value-type="float" office:value="8" table:style-name="ce1">
            <text:p>8</text:p>
          </table:table-cell>
          <table:table-cell office:value-type="float" office:value="341" table:style-name="ce1">
            <text:p>341</text:p>
          </table:table-cell>
          <table:table-cell office:value-type="float" office:value="1823" table:style-name="ce1">
            <text:p>1823</text:p>
          </table:table-cell>
          <table:table-cell office:value-type="float" office:value="2231" table:style-name="ce1">
            <text:p>2231</text:p>
          </table:table-cell>
          <table:table-cell office:value-type="float" office:value="593" table:style-name="ce1">
            <text:p>59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6];&quot; &quot;;[.K26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170" table:style-name="ce1">
            <text:p>17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3368" table:style-name="ce1">
            <text:p>3368</text:p>
          </table:table-cell>
          <table:table-cell office:value-type="float" office:value="1825" table:style-name="ce1">
            <text:p>1825</text:p>
          </table:table-cell>
          <table:table-cell office:value-type="float" office:value="2530" table:style-name="ce1">
            <text:p>25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7];&quot; &quot;;[.K27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326" table:style-name="ce1">
            <text:p>326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12456" table:style-name="ce1">
            <text:p>12456</text:p>
          </table:table-cell>
          <table:table-cell office:value-type="float" office:value="3006" table:style-name="ce1">
            <text:p>3006</text:p>
          </table:table-cell>
          <table:table-cell office:value-type="float" office:value="12748" table:style-name="ce1">
            <text:p>1274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8];&quot; &quot;;[.K28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Simple</text:p>
          </table:table-cell>
          <table:table-cell office:value-type="float" office:value="980" table:style-name="ce1">
            <text:p>98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office:value-type="float" office:value="92871" table:style-name="ce1">
            <text:p>92871</text:p>
          </table:table-cell>
          <table:table-cell office:value-type="float" office:value="6796" table:style-name="ce1">
            <text:p>6796</text:p>
          </table:table-cell>
          <table:table-cell office:value-type="float" office:value="97673" table:style-name="ce1">
            <text:p>976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BatchSimple Distributed" table:formula="of:=CONCATENATE([.C29];&quot; &quot;;[.K29])" table:style-name="ce1">
            <text:p>BatchSimple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chSimple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1554" table:style-name="ce1">
            <text:p>1554</text:p>
          </table:table-cell>
          <table:table-cell office:value-type="float" office:value="1170" table:style-name="ce1">
            <text:p>1170</text:p>
          </table:table-cell>
          <table:table-cell office:value-type="float" office:value="339" table:style-name="ce1">
            <text:p>3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30];&quot; &quot;;[.K30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chSimple</text:p>
          </table:table-cell>
          <table:table-cell office:value-type="float" office:value="119" table:style-name="ce1">
            <text:p>119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3259" table:style-name="ce1">
            <text:p>3259</text:p>
          </table:table-cell>
          <table:table-cell office:value-type="float" office:value="1683" table:style-name="ce1">
            <text:p>1683</text:p>
          </table:table-cell>
          <table:table-cell office:value-type="float" office:value="2416" table:style-name="ce1">
            <text:p>24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31];&quot; &quot;;[.K31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atchSimple</text:p>
          </table:table-cell>
          <table:table-cell office:value-type="float" office:value="335" table:style-name="ce1">
            <text:p>335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11833" table:style-name="ce1">
            <text:p>11833</text:p>
          </table:table-cell>
          <table:table-cell office:value-type="float" office:value="3214" table:style-name="ce1">
            <text:p>3214</text:p>
          </table:table-cell>
          <table:table-cell office:value-type="float" office:value="11033" table:style-name="ce1">
            <text:p>110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32];&quot; &quot;;[.K32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atchSimple</text:p>
          </table:table-cell>
          <table:table-cell office:value-type="float" office:value="843" table:style-name="ce1">
            <text:p>843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84095" table:style-name="ce1">
            <text:p>84095</text:p>
          </table:table-cell>
          <table:table-cell office:value-type="float" office:value="7341" table:style-name="ce1">
            <text:p>7341</text:p>
          </table:table-cell>
          <table:table-cell office:value-type="float" office:value="79126" table:style-name="ce1">
            <text:p>791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BatchSimple JDT-based" table:formula="of:=CONCATENATE([.C33];&quot; &quot;;[.K33])" table:style-name="ce1">
            <text:p>BatchSimple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29" table:style-name="ce1">
            <text:p>29</text:p>
          </table:table-cell>
          <table:table-cell office:value-type="float" office:value="143" table:style-name="ce1">
            <text:p>143</text:p>
          </table:table-cell>
          <table:table-cell office:value-type="float" office:value="30" table:style-name="ce1">
            <text:p>30</text:p>
          </table:table-cell>
          <table:table-cell office:value-type="float" office:value="2161" table:style-name="ce1">
            <text:p>2161</text:p>
          </table:table-cell>
          <table:table-cell office:value-type="float" office:value="776" table:style-name="ce1">
            <text:p>776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4];&quot; &quot;;[.K34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84" table:style-name="ce1">
            <text:p>84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1944" table:style-name="ce1">
            <text:p>1944</text:p>
          </table:table-cell>
          <table:table-cell office:value-type="float" office:value="1473" table:style-name="ce1">
            <text:p>147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5];&quot; &quot;;[.K35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250" table:style-name="ce1">
            <text:p>250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office:value-type="float" office:value="2390" table:style-name="ce1">
            <text:p>2390</text:p>
          </table:table-cell>
          <table:table-cell office:value-type="float" office:value="2836" table:style-name="ce1">
            <text:p>283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6];&quot; &quot;;[.K36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xplicitTraceability</text:p>
          </table:table-cell>
          <table:table-cell office:value-type="float" office:value="937" table:style-name="ce1">
            <text:p>937</text:p>
          </table:table-cell>
          <table:table-cell office:value-type="float" office:value="149" table:style-name="ce1">
            <text:p>149</text:p>
          </table:table-cell>
          <table:table-cell office:value-type="float" office:value="59" table:style-name="ce1">
            <text:p>59</text:p>
          </table:table-cell>
          <table:table-cell office:value-type="float" office:value="3599" table:style-name="ce1">
            <text:p>3599</text:p>
          </table:table-cell>
          <table:table-cell office:value-type="float" office:value="6401" table:style-name="ce1">
            <text:p>640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7];&quot; &quot;;[.K37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xplicitTraceability</text:p>
          </table:table-cell>
          <table:table-cell office:value-type="float" office:value="4462" table:style-name="ce1">
            <text:p>4462</text:p>
          </table:table-cell>
          <table:table-cell office:value-type="float" office:value="778" table:style-name="ce1">
            <text:p>778</text:p>
          </table:table-cell>
          <table:table-cell office:value-type="float" office:value="29" table:style-name="ce1">
            <text:p>29</text:p>
          </table:table-cell>
          <table:table-cell office:value-type="float" office:value="9564" table:style-name="ce1">
            <text:p>9564</text:p>
          </table:table-cell>
          <table:table-cell office:value-type="float" office:value="17984" table:style-name="ce1">
            <text:p>1798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8];&quot; &quot;;[.K38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xplicitTraceability</text:p>
          </table:table-cell>
          <table:table-cell office:value-type="float" office:value="20208" table:style-name="ce1">
            <text:p>20208</text:p>
          </table:table-cell>
          <table:table-cell office:value-type="float" office:value="2389" table:style-name="ce1">
            <text:p>2389</text:p>
          </table:table-cell>
          <table:table-cell office:value-type="float" office:value="58" table:style-name="ce1">
            <text:p>58</text:p>
          </table:table-cell>
          <table:table-cell office:value-type="float" office:value="23032" table:style-name="ce1">
            <text:p>23032</text:p>
          </table:table-cell>
          <table:table-cell office:value-type="float" office:value="43278" table:style-name="ce1">
            <text:p>4327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ExplicitTraceability Distributed" table:formula="of:=CONCATENATE([.C39];&quot; &quot;;[.K39])" table:style-name="ce1">
            <text:p>ExplicitTraceability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plicitTraceability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1778" table:style-name="ce1">
            <text:p>1778</text:p>
          </table:table-cell>
          <table:table-cell office:value-type="float" office:value="716" table:style-name="ce1">
            <text:p>7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0];&quot; &quot;;[.K40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plicitTraceability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office:value-type="float" office:value="2178" table:style-name="ce1">
            <text:p>2178</text:p>
          </table:table-cell>
          <table:table-cell office:value-type="float" office:value="1500" table:style-name="ce1">
            <text:p>150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1];&quot; &quot;;[.K41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xplicitTraceability</text:p>
          </table:table-cell>
          <table:table-cell office:value-type="float" office:value="165" table:style-name="ce1">
            <text:p>165</text:p>
          </table:table-cell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office:value-type="float" office:value="2175" table:style-name="ce1">
            <text:p>2175</text:p>
          </table:table-cell>
          <table:table-cell office:value-type="float" office:value="2846" table:style-name="ce1">
            <text:p>284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2];&quot; &quot;;[.K42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ExplicitTraceability</text:p>
          </table:table-cell>
          <table:table-cell office:value-type="float" office:value="783" table:style-name="ce1">
            <text:p>783</text:p>
          </table:table-cell>
          <table:table-cell office:value-type="float" office:value="136" table:style-name="ce1">
            <text:p>136</text:p>
          </table:table-cell>
          <table:table-cell office:value-type="float" office:value="56" table:style-name="ce1">
            <text:p>56</text:p>
          </table:table-cell>
          <table:table-cell office:value-type="float" office:value="3205" table:style-name="ce1">
            <text:p>3205</text:p>
          </table:table-cell>
          <table:table-cell office:value-type="float" office:value="6608" table:style-name="ce1">
            <text:p>660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3];&quot; &quot;;[.K43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xplicitTraceability</text:p>
          </table:table-cell>
          <table:table-cell office:value-type="float" office:value="1571" table:style-name="ce1">
            <text:p>1571</text:p>
          </table:table-cell>
          <table:table-cell office:value-type="float" office:value="422" table:style-name="ce1">
            <text:p>422</text:p>
          </table:table-cell>
          <table:table-cell office:value-type="float" office:value="29" table:style-name="ce1">
            <text:p>29</text:p>
          </table:table-cell>
          <table:table-cell office:value-type="float" office:value="7475" table:style-name="ce1">
            <text:p>7475</text:p>
          </table:table-cell>
          <table:table-cell office:value-type="float" office:value="18207" table:style-name="ce1">
            <text:p>1820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4];&quot; &quot;;[.K44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ExplicitTraceability</text:p>
          </table:table-cell>
          <table:table-cell office:value-type="float" office:value="20126" table:style-name="ce1">
            <text:p>20126</text:p>
          </table:table-cell>
          <table:table-cell office:value-type="float" office:value="2383" table:style-name="ce1">
            <text:p>2383</text:p>
          </table:table-cell>
          <table:table-cell office:value-type="float" office:value="64" table:style-name="ce1">
            <text:p>64</text:p>
          </table:table-cell>
          <table:table-cell office:value-type="float" office:value="26129" table:style-name="ce1">
            <text:p>26129</text:p>
          </table:table-cell>
          <table:table-cell office:value-type="float" office:value="42624" table:style-name="ce1">
            <text:p>426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ExplicitTraceability JDT-based" table:formula="of:=CONCATENATE([.C45];&quot; &quot;;[.K45])" table:style-name="ce1">
            <text:p>Explici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Batch</text:p>
          </table:table-cell>
          <table:table-cell office:value-type="float" office:value="62" table:style-name="ce1">
            <text:p>62</text:p>
          </table:table-cell>
          <table:table-cell office:value-type="float" office:value="100" table:style-name="ce1">
            <text:p>100</text:p>
          </table:table-cell>
          <table:table-cell office:value-type="float" office:value="50" table:style-name="ce1">
            <text:p>50</text:p>
          </table:table-cell>
          <table:table-cell office:value-type="float" office:value="1690" table:style-name="ce1">
            <text:p>1690</text:p>
          </table:table-cell>
          <table:table-cell office:value-type="float" office:value="695" table:style-name="ce1">
            <text:p>69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6];&quot; &quot;;[.K46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Batch</text:p>
          </table:table-cell>
          <table:table-cell office:value-type="float" office:value="75" table:style-name="ce1">
            <text:p>75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1668" table:style-name="ce1">
            <text:p>1668</text:p>
          </table:table-cell>
          <table:table-cell office:value-type="float" office:value="1297" table:style-name="ce1">
            <text:p>1297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7];&quot; &quot;;[.K47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Batch</text:p>
          </table:table-cell>
          <table:table-cell office:value-type="float" office:value="225" table:style-name="ce1">
            <text:p>225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1902" table:style-name="ce1">
            <text:p>1902</text:p>
          </table:table-cell>
          <table:table-cell office:value-type="float" office:value="2763" table:style-name="ce1">
            <text:p>2763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8];&quot; &quot;;[.K48])" table:style-name="ce1">
            <text:p>PartialBatch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rtialBatch</text:p>
          </table:table-cell>
          <table:table-cell office:value-type="float" office:value="966" table:style-name="ce1">
            <text:p>966</text:p>
          </table:table-cell>
          <table:table-cell office:value-type="float" office:value="179" table:style-name="ce1">
            <text:p>179</text:p>
          </table:table-cell>
          <table:table-cell office:value-type="float" office:value="47" table:style-name="ce1">
            <text:p>47</text:p>
          </table:table-cell>
          <table:table-cell office:value-type="float" office:value="2463" table:style-name="ce1">
            <text:p>2463</text:p>
          </table:table-cell>
          <table:table-cell office:value-type="float" office:value="6297" table:style-name="ce1">
            <text:p>6297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49];&quot; &quot;;[.K49])" table:style-name="ce1">
            <text:p>PartialBatch Distribut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rtialBatch</text:p>
          </table:table-cell>
          <table:table-cell office:value-type="float" office:value="4636" table:style-name="ce1">
            <text:p>4636</text:p>
          </table:table-cell>
          <table:table-cell office:value-type="float" office:value="872" table:style-name="ce1">
            <text:p>872</text:p>
          </table:table-cell>
          <table:table-cell office:value-type="float" office:value="30" table:style-name="ce1">
            <text:p>30</text:p>
          </table:table-cell>
          <table:table-cell office:value-type="float" office:value="5477" table:style-name="ce1">
            <text:p>5477</text:p>
          </table:table-cell>
          <table:table-cell office:value-type="float" office:value="17956" table:style-name="ce1">
            <text:p>17956</text:p>
          </table:table-cell>
          <table:table-cell office:value-type="float" office:value="874" table:style-name="ce1">
            <text:p>8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50];&quot; &quot;;[.K50])" table:style-name="ce1">
            <text:p>PartialBatch Distributed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rtialBatch</text:p>
          </table:table-cell>
          <table:table-cell office:value-type="float" office:value="17615" table:style-name="ce1">
            <text:p>17615</text:p>
          </table:table-cell>
          <table:table-cell office:value-type="float" office:value="2744" table:style-name="ce1">
            <text:p>2744</text:p>
          </table:table-cell>
          <table:table-cell office:value-type="float" office:value="58" table:style-name="ce1">
            <text:p>58</text:p>
          </table:table-cell>
          <table:table-cell office:value-type="float" office:value="14965" table:style-name="ce1">
            <text:p>14965</text:p>
          </table:table-cell>
          <table:table-cell office:value-type="float" office:value="43604" table:style-name="ce1">
            <text:p>43604</text:p>
          </table:table-cell>
          <table:table-cell office:value-type="float" office:value="1370" table:style-name="ce1">
            <text:p>137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PartialBatch Distributed" table:formula="of:=CONCATENATE([.C51];&quot; &quot;;[.K51])" table:style-name="ce1">
            <text:p>PartialBatch Distributed</text:p>
          </table:table-cell>
          <table:table-cell table:number-columns-repeated="3" table:style-name="ce1"/>
          <table:table-cell table:style-name="ce7">
            <draw:frame draw:z-index="4" draw:id="id5" draw:style-name="a5" draw:name="Diagram 7" svg:x="0in" svg:y="0in" svg:width="6.07598in" svg:height="5.0156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rtialBatch</text:p>
          </table:table-cell>
          <table:table-cell office:value-type="float" office:value="56" table:style-name="ce1">
            <text:p>56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1706" table:style-name="ce1">
            <text:p>1706</text:p>
          </table:table-cell>
          <table:table-cell office:value-type="float" office:value="665" table:style-name="ce1">
            <text:p>665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2];&quot; &quot;;[.K52])" table:style-name="ce1">
            <text:p>PartialBatch JDT-bas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rtialBatch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1663" table:style-name="ce1">
            <text:p>1663</text:p>
          </table:table-cell>
          <table:table-cell office:value-type="float" office:value="1335" table:style-name="ce1">
            <text:p>1335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3];&quot; &quot;;[.K53])" table:style-name="ce1">
            <text:p>PartialBatch JDT-bas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tialBatch</text:p>
          </table:table-cell>
          <table:table-cell office:value-type="float" office:value="144" table:style-name="ce1">
            <text:p>144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office:value-type="float" office:value="1898" table:style-name="ce1">
            <text:p>1898</text:p>
          </table:table-cell>
          <table:table-cell office:value-type="float" office:value="2820" table:style-name="ce1">
            <text:p>282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4];&quot; &quot;;[.K54])" table:style-name="ce1">
            <text:p>PartialBatch JDT-bas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artialBatch</text:p>
          </table:table-cell>
          <table:table-cell office:value-type="float" office:value="370" table:style-name="ce1">
            <text:p>370</text:p>
          </table:table-cell>
          <table:table-cell office:value-type="float" office:value="147" table:style-name="ce1">
            <text:p>147</text:p>
          </table:table-cell>
          <table:table-cell office:value-type="float" office:value="60" table:style-name="ce1">
            <text:p>60</text:p>
          </table:table-cell>
          <table:table-cell office:value-type="float" office:value="2283" table:style-name="ce1">
            <text:p>2283</text:p>
          </table:table-cell>
          <table:table-cell office:value-type="float" office:value="6466" table:style-name="ce1">
            <text:p>6466</text:p>
          </table:table-cell>
          <table:table-cell office:value-type="float" office:value="143" table:style-name="ce1">
            <text:p>1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5];&quot; &quot;;[.K55])" table:style-name="ce1">
            <text:p>PartialBatch JDT-bas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artialBatch</text:p>
          </table:table-cell>
          <table:table-cell office:value-type="float" office:value="5430" table:style-name="ce1">
            <text:p>5430</text:p>
          </table:table-cell>
          <table:table-cell office:value-type="float" office:value="727" table:style-name="ce1">
            <text:p>727</text:p>
          </table:table-cell>
          <table:table-cell office:value-type="float" office:value="32" table:style-name="ce1">
            <text:p>32</text:p>
          </table:table-cell>
          <table:table-cell office:value-type="float" office:value="5334" table:style-name="ce1">
            <text:p>5334</text:p>
          </table:table-cell>
          <table:table-cell office:value-type="float" office:value="18038" table:style-name="ce1">
            <text:p>18038</text:p>
          </table:table-cell>
          <table:table-cell office:value-type="float" office:value="604" table:style-name="ce1">
            <text:p>6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6];&quot; &quot;;[.K56])" table:style-name="ce1">
            <text:p>PartialBatch JDT-bas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artialBatch</text:p>
          </table:table-cell>
          <table:table-cell office:value-type="float" office:value="17903" table:style-name="ce1">
            <text:p>17903</text:p>
          </table:table-cell>
          <table:table-cell office:value-type="float" office:value="2629" table:style-name="ce1">
            <text:p>2629</text:p>
          </table:table-cell>
          <table:table-cell office:value-type="float" office:value="52" table:style-name="ce1">
            <text:p>52</text:p>
          </table:table-cell>
          <table:table-cell office:value-type="float" office:value="13248" table:style-name="ce1">
            <text:p>13248</text:p>
          </table:table-cell>
          <table:table-cell office:value-type="float" office:value="43361" table:style-name="ce1">
            <text:p>43361</text:p>
          </table:table-cell>
          <table:table-cell office:value-type="float" office:value="1095" table:style-name="ce1">
            <text:p>10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PartialBatch JDT-based" table:formula="of:=CONCATENATE([.C57];&quot; &quot;;[.K57])" table:style-name="ce1">
            <text:p>PartialBatch JDT-bas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51" table:style-name="ce1">
            <text:p>51</text:p>
          </table:table-cell>
          <table:table-cell office:value-type="float" office:value="2207" table:style-name="ce1">
            <text:p>2207</text:p>
          </table:table-cell>
          <table:table-cell office:value-type="float" office:value="703" table:style-name="ce1">
            <text:p>70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58];&quot; &quot;;[.K58])" table:style-name="ce1">
            <text:p>QueryResultTraceability Distribut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1930" table:style-name="ce1">
            <text:p>1930</text:p>
          </table:table-cell>
          <table:table-cell office:value-type="float" office:value="1357" table:style-name="ce1">
            <text:p>135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59];&quot; &quot;;[.K59])" table:style-name="ce1">
            <text:p>QueryResultTraceability Distribut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273" table:style-name="ce1">
            <text:p>273</text:p>
          </table:table-cell>
          <table:table-cell office:value-type="float" office:value="288" table:style-name="ce1">
            <text:p>288</text:p>
          </table:table-cell>
          <table:table-cell office:value-type="float" office:value="27" table:style-name="ce1">
            <text:p>27</text:p>
          </table:table-cell>
          <table:table-cell office:value-type="float" office:value="3729" table:style-name="ce1">
            <text:p>3729</text:p>
          </table:table-cell>
          <table:table-cell office:value-type="float" office:value="2856" table:style-name="ce1">
            <text:p>285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60];&quot; &quot;;[.K60])" table:style-name="ce1">
            <text:p>QueryResultTraceability Distribut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ueryResultTraceability</text:p>
          </table:table-cell>
          <table:table-cell office:value-type="float" office:value="928" table:style-name="ce1">
            <text:p>928</text:p>
          </table:table-cell>
          <table:table-cell office:value-type="float" office:value="1044" table:style-name="ce1">
            <text:p>1044</text:p>
          </table:table-cell>
          <table:table-cell office:value-type="float" office:value="57" table:style-name="ce1">
            <text:p>57</text:p>
          </table:table-cell>
          <table:table-cell office:value-type="float" office:value="8686" table:style-name="ce1">
            <text:p>8686</text:p>
          </table:table-cell>
          <table:table-cell office:value-type="float" office:value="6363" table:style-name="ce1">
            <text:p>636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61];&quot; &quot;;[.K61])" table:style-name="ce1">
            <text:p>QueryResultTraceability Distribut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QueryResultTraceability</text:p>
          </table:table-cell>
          <table:table-cell office:value-type="float" office:value="4514" table:style-name="ce1">
            <text:p>4514</text:p>
          </table:table-cell>
          <table:table-cell office:value-type="float" office:value="5747" table:style-name="ce1">
            <text:p>5747</text:p>
          </table:table-cell>
          <table:table-cell office:value-type="float" office:value="30" table:style-name="ce1">
            <text:p>30</text:p>
          </table:table-cell>
          <table:table-cell office:value-type="float" office:value="38933" table:style-name="ce1">
            <text:p>38933</text:p>
          </table:table-cell>
          <table:table-cell office:value-type="float" office:value="18192" table:style-name="ce1">
            <text:p>18192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62];&quot; &quot;;[.K62])" table:style-name="ce1">
            <text:p>QueryResultTraceability Distribut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QueryResultTraceability</text:p>
          </table:table-cell>
          <table:table-cell office:value-type="float" office:value="18678" table:style-name="ce1">
            <text:p>18678</text:p>
          </table:table-cell>
          <table:table-cell office:value-type="float" office:value="48481" table:style-name="ce1">
            <text:p>48481</text:p>
          </table:table-cell>
          <table:table-cell office:value-type="float" office:value="56" table:style-name="ce1">
            <text:p>56</text:p>
          </table:table-cell>
          <table:table-cell office:value-type="float" office:value="145467" table:style-name="ce1">
            <text:p>145467</text:p>
          </table:table-cell>
          <table:table-cell office:value-type="float" office:value="41653" table:style-name="ce1">
            <text:p>41653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QueryResultTraceability Distributed" table:formula="of:=CONCATENATE([.C63];&quot; &quot;;[.K63])" table:style-name="ce1">
            <text:p>QueryResultTraceability Distribut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eryResultTraceability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38" table:style-name="ce1">
            <text:p>38</text:p>
          </table:table-cell>
          <table:table-cell office:value-type="float" office:value="1807" table:style-name="ce1">
            <text:p>1807</text:p>
          </table:table-cell>
          <table:table-cell office:value-type="float" office:value="658" table:style-name="ce1">
            <text:p>65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4];&quot; &quot;;[.K64])" table:style-name="ce1">
            <text:p>QueryResultTraceability JDT-based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eryResultTraceability</text:p>
          </table:table-cell>
          <table:table-cell office:value-type="float" office:value="124" table:style-name="ce1">
            <text:p>124</text:p>
          </table:table-cell>
          <table:table-cell office:value-type="float" office:value="83" table:style-name="ce1">
            <text:p>83</text:p>
          </table:table-cell>
          <table:table-cell office:value-type="float" office:value="42" table:style-name="ce1">
            <text:p>42</text:p>
          </table:table-cell>
          <table:table-cell office:value-type="float" office:value="2250" table:style-name="ce1">
            <text:p>2250</text:p>
          </table:table-cell>
          <table:table-cell office:value-type="float" office:value="1294" table:style-name="ce1">
            <text:p>129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5];&quot; &quot;;[.K65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eryResultTraceability</text:p>
          </table:table-cell>
          <table:table-cell office:value-type="float" office:value="213" table:style-name="ce1">
            <text:p>213</text:p>
          </table:table-cell>
          <table:table-cell office:value-type="float" office:value="276" table:style-name="ce1">
            <text:p>276</text:p>
          </table:table-cell>
          <table:table-cell office:value-type="float" office:value="49" table:style-name="ce1">
            <text:p>49</text:p>
          </table:table-cell>
          <table:table-cell office:value-type="float" office:value="3465" table:style-name="ce1">
            <text:p>3465</text:p>
          </table:table-cell>
          <table:table-cell office:value-type="float" office:value="2811" table:style-name="ce1">
            <text:p>281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6];&quot; &quot;;[.K66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ueryResultTraceability</text:p>
          </table:table-cell>
          <table:table-cell office:value-type="float" office:value="852" table:style-name="ce1">
            <text:p>852</text:p>
          </table:table-cell>
          <table:table-cell office:value-type="float" office:value="1021" table:style-name="ce1">
            <text:p>1021</text:p>
          </table:table-cell>
          <table:table-cell office:value-type="float" office:value="53" table:style-name="ce1">
            <text:p>53</text:p>
          </table:table-cell>
          <table:table-cell office:value-type="float" office:value="9217" table:style-name="ce1">
            <text:p>9217</text:p>
          </table:table-cell>
          <table:table-cell office:value-type="float" office:value="6566" table:style-name="ce1">
            <text:p>656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7];&quot; &quot;;[.K67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QueryResultTraceability</text:p>
          </table:table-cell>
          <table:table-cell office:value-type="float" office:value="4532" table:style-name="ce1">
            <text:p>4532</text:p>
          </table:table-cell>
          <table:table-cell office:value-type="float" office:value="5525" table:style-name="ce1">
            <text:p>5525</text:p>
          </table:table-cell>
          <table:table-cell office:value-type="float" office:value="27" table:style-name="ce1">
            <text:p>27</text:p>
          </table:table-cell>
          <table:table-cell office:value-type="float" office:value="37169" table:style-name="ce1">
            <text:p>37169</text:p>
          </table:table-cell>
          <table:table-cell office:value-type="float" office:value="18352" table:style-name="ce1">
            <text:p>1835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8];&quot; &quot;;[.K68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QueryResultTraceability</text:p>
          </table:table-cell>
          <table:table-cell office:value-type="float" office:value="20265" table:style-name="ce1">
            <text:p>20265</text:p>
          </table:table-cell>
          <table:table-cell office:value-type="float" office:value="33521" table:style-name="ce1">
            <text:p>33521</text:p>
          </table:table-cell>
          <table:table-cell office:value-type="float" office:value="61" table:style-name="ce1">
            <text:p>61</text:p>
          </table:table-cell>
          <table:table-cell office:value-type="float" office:value="131238" table:style-name="ce1">
            <text:p>131238</text:p>
          </table:table-cell>
          <table:table-cell office:value-type="float" office:value="41911" table:style-name="ce1">
            <text:p>4191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QueryResultTraceability JDT-based" table:formula="of:=CONCATENATE([.C69];&quot; &quot;;[.K69])" table:style-name="ce1">
            <text:p>QueryResultTraceability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54" table:style-name="ce1">
            <text:p>54</text:p>
          </table:table-cell>
          <table:table-cell office:value-type="float" office:value="312" table:style-name="ce1">
            <text:p>312</text:p>
          </table:table-cell>
          <table:table-cell office:value-type="float" office:value="48" table:style-name="ce1">
            <text:p>48</text:p>
          </table:table-cell>
          <table:table-cell office:value-type="float" office:value="2154" table:style-name="ce1">
            <text:p>2154</text:p>
          </table:table-cell>
          <table:table-cell office:value-type="float" office:value="695" table:style-name="ce1">
            <text:p>69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70];&quot; &quot;;[.K70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110" table:style-name="ce1">
            <text:p>110</text:p>
          </table:table-cell>
          <table:table-cell office:value-type="float" office:value="277" table:style-name="ce1">
            <text:p>277</text:p>
          </table:table-cell>
          <table:table-cell office:value-type="float" office:value="46" table:style-name="ce1">
            <text:p>46</text:p>
          </table:table-cell>
          <table:table-cell office:value-type="float" office:value="2444" table:style-name="ce1">
            <text:p>2444</text:p>
          </table:table-cell>
          <table:table-cell office:value-type="float" office:value="1317" table:style-name="ce1">
            <text:p>131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71];&quot; &quot;;[.K71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120" table:style-name="ce1">
            <text:p>120</text:p>
          </table:table-cell>
          <table:table-cell office:value-type="float" office:value="393" table:style-name="ce1">
            <text:p>393</text:p>
          </table:table-cell>
          <table:table-cell office:value-type="float" office:value="22" table:style-name="ce1">
            <text:p>22</text:p>
          </table:table-cell>
          <table:table-cell office:value-type="float" office:value="2673" table:style-name="ce1">
            <text:p>2673</text:p>
          </table:table-cell>
          <table:table-cell office:value-type="float" office:value="2779" table:style-name="ce1">
            <text:p>277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72];&quot; &quot;;[.K72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atraTransformation</text:p>
          </table:table-cell>
          <table:table-cell office:value-type="float" office:value="930" table:style-name="ce1">
            <text:p>930</text:p>
          </table:table-cell>
          <table:table-cell office:value-type="float" office:value="2534" table:style-name="ce1">
            <text:p>2534</text:p>
          </table:table-cell>
          <table:table-cell office:value-type="float" office:value="41" table:style-name="ce1">
            <text:p>41</text:p>
          </table:table-cell>
          <table:table-cell office:value-type="float" office:value="15019" table:style-name="ce1">
            <text:p>15019</text:p>
          </table:table-cell>
          <table:table-cell office:value-type="float" office:value="6353" table:style-name="ce1">
            <text:p>635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73];&quot; &quot;;[.K73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iatraTransformation</text:p>
          </table:table-cell>
          <table:table-cell office:value-type="float" office:value="4505" table:style-name="ce1">
            <text:p>4505</text:p>
          </table:table-cell>
          <table:table-cell office:value-type="float" office:value="16259" table:style-name="ce1">
            <text:p>16259</text:p>
          </table:table-cell>
          <table:table-cell office:value-type="float" office:value="41" table:style-name="ce1">
            <text:p>41</text:p>
          </table:table-cell>
          <table:table-cell office:value-type="float" office:value="58796" table:style-name="ce1">
            <text:p>58796</text:p>
          </table:table-cell>
          <table:table-cell office:value-type="float" office:value="17832" table:style-name="ce1">
            <text:p>1783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stributed</text:p>
          </table:table-cell>
          <table:table-cell table:style-name="ce1"/>
          <table:table-cell office:value-type="string" office:string-value="ViatraTransformation Distributed" table:formula="of:=CONCATENATE([.C74];&quot; &quot;;[.K74])" table:style-name="ce1">
            <text:p>ViatraTransformation Distribu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atraTransformation</text:p>
          </table:table-cell>
          <table:table-cell office:value-type="float" office:value="51" table:style-name="ce1">
            <text:p>51</text:p>
          </table:table-cell>
          <table:table-cell office:value-type="float" office:value="153" table:style-name="ce1">
            <text:p>153</text:p>
          </table:table-cell>
          <table:table-cell office:value-type="float" office:value="32" table:style-name="ce1">
            <text:p>32</text:p>
          </table:table-cell>
          <table:table-cell office:value-type="float" office:value="1994" table:style-name="ce1">
            <text:p>1994</text:p>
          </table:table-cell>
          <table:table-cell office:value-type="float" office:value="645" table:style-name="ce1">
            <text:p>64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5];&quot; &quot;;[.K75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atraTransformation</text:p>
          </table:table-cell>
          <table:table-cell office:value-type="float" office:value="62" table:style-name="ce1">
            <text:p>62</text:p>
          </table:table-cell>
          <table:table-cell office:value-type="float" office:value="239" table:style-name="ce1">
            <text:p>239</text:p>
          </table:table-cell>
          <table:table-cell office:value-type="float" office:value="50" table:style-name="ce1">
            <text:p>50</text:p>
          </table:table-cell>
          <table:table-cell office:value-type="float" office:value="2108" table:style-name="ce1">
            <text:p>2108</text:p>
          </table:table-cell>
          <table:table-cell office:value-type="float" office:value="1350" table:style-name="ce1">
            <text:p>135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6];&quot; &quot;;[.K76])" table:style-name="ce1">
            <text:p>ViatraTransformation JDT-based</text:p>
          </table:table-cell>
          <table:table-cell table:number-columns-repeated="3"/>
          <table:table-cell table:style-name="ce1">
            <draw:frame draw:z-index="3" draw:id="id4" draw:style-name="a4" draw:name="Diagram 5" svg:x="0.12255in" svg:y="0.15931in" svg:width="6.07598in" svg:height="5.0156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atraTransformation</text:p>
          </table:table-cell>
          <table:table-cell office:value-type="float" office:value="108" table:style-name="ce1">
            <text:p>108</text:p>
          </table:table-cell>
          <table:table-cell office:value-type="float" office:value="353" table:style-name="ce1">
            <text:p>353</text:p>
          </table:table-cell>
          <table:table-cell office:value-type="float" office:value="54" table:style-name="ce1">
            <text:p>54</text:p>
          </table:table-cell>
          <table:table-cell office:value-type="float" office:value="2578" table:style-name="ce1">
            <text:p>2578</text:p>
          </table:table-cell>
          <table:table-cell office:value-type="float" office:value="2854" table:style-name="ce1">
            <text:p>285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7];&quot; &quot;;[.K77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ViatraTransformation</text:p>
          </table:table-cell>
          <table:table-cell office:value-type="float" office:value="319" table:style-name="ce1">
            <text:p>319</text:p>
          </table:table-cell>
          <table:table-cell office:value-type="float" office:value="1284" table:style-name="ce1">
            <text:p>1284</text:p>
          </table:table-cell>
          <table:table-cell office:value-type="float" office:value="55" table:style-name="ce1">
            <text:p>55</text:p>
          </table:table-cell>
          <table:table-cell office:value-type="float" office:value="5467" table:style-name="ce1">
            <text:p>5467</text:p>
          </table:table-cell>
          <table:table-cell office:value-type="float" office:value="6412" table:style-name="ce1">
            <text:p>64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8];&quot; &quot;;[.K78])" table:style-name="ce1">
            <text:p>ViatraTransformation JDT-bas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atisticsBasedScenari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iatraTransformation</text:p>
          </table:table-cell>
          <table:table-cell office:value-type="float" office:value="5383" table:style-name="ce1">
            <text:p>5383</text:p>
          </table:table-cell>
          <table:table-cell office:value-type="float" office:value="15442" table:style-name="ce1">
            <text:p>15442</text:p>
          </table:table-cell>
          <table:table-cell office:value-type="float" office:value="30" table:style-name="ce1">
            <text:p>30</text:p>
          </table:table-cell>
          <table:table-cell office:value-type="float" office:value="64714" table:style-name="ce1">
            <text:p>64714</text:p>
          </table:table-cell>
          <table:table-cell office:value-type="float" office:value="17657" table:style-name="ce1">
            <text:p>17657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DT-based</text:p>
          </table:table-cell>
          <table:table-cell table:style-name="ce1"/>
          <table:table-cell office:value-type="string" office:string-value="ViatraTransformation JDT-based" table:formula="of:=CONCATENATE([.C79];&quot; &quot;;[.K79])" table:style-name="ce1">
            <text:p>ViatraTransformation JDT-based</text:p>
          </table:table-cell>
          <table:table-cell table:number-columns-repeated="16371"/>
        </table:table-row>
        <table:table-row table:number-rows-repeated="1048497" table:style-name="ro1">
          <table:table-cell table:number-columns-repeated="16384"/>
        </table:table-row>
      </table:table>
      <table:table table:name="model" table:style-name="ta1">
        <table:table-column table:style-name="co1" table:default-cell-style-name="ce1"/>
        <table:table-column table:style-name="co16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6">
            <text:p>XForm</text:p>
          </table:table-cell>
          <table:table-cell office:value-type="string" table:style-name="ce6">
            <text:p>CPSeObjects</text:p>
          </table:table-cell>
          <table:table-cell office:value-type="string" table:style-name="ce6">
            <text:p>CPSeReferences</text:p>
          </table:table-cell>
          <table:table-cell office:value-type="string" table:style-name="ce6">
            <text:p>DepeObjects</text:p>
          </table:table-cell>
          <table:table-cell office:value-type="string" table:style-name="ce6">
            <text:p>DepeReferences</text:p>
          </table:table-cell>
          <table:table-cell office:value-type="string" table:style-name="ce6">
            <text:p>TraceeObjects</text:p>
          </table:table-cell>
          <table:table-cell office:value-type="string" table:style-name="ce6">
            <text:p>TraceeReferences</text:p>
          </table:table-cell>
          <table:table-cell office:value-type="string" table:style-name="ce6">
            <text:p>SUMeObjects</text:p>
          </table:table-cell>
          <table:table-cell office:value-type="string" table:style-name="ce6">
            <text:p>SUMeReferences</text:p>
          </table:table-cell>
          <table:table-cell office:value-type="string" table:style-name="ce6">
            <text:p>Code generator typ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BatchSimple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8" table:style-name="ce1">
            <text:p>6108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9" table:style-name="ce1">
            <text:p>29739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Simple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8" table:style-name="ce1">
            <text:p>6108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9" table:style-name="ce1">
            <text:p>2973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8" table:style-name="ce1">
            <text:p>1538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4" table:style-name="ce1">
            <text:p>4894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7" table:style-name="ce1">
            <text:p>6107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8" table:style-name="ce1">
            <text:p>2973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9" table:style-name="ce1">
            <text:p>6109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40" table:style-name="ce1">
            <text:p>2974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6" table:style-name="ce1">
            <text:p>6106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7" table:style-name="ce1">
            <text:p>29737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7" table:style-name="ce1">
            <text:p>6107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8" table:style-name="ce1">
            <text:p>2973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7" table:style-name="ce1">
            <text:p>1537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3" table:style-name="ce1">
            <text:p>4893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0" table:style-name="ce1">
            <text:p>2970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3" table:style-name="ce1">
            <text:p>10723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7" table:style-name="ce1">
            <text:p>6107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8" table:style-name="ce1">
            <text:p>2973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9" table:style-name="ce1">
            <text:p>6109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40" table:style-name="ce1">
            <text:p>2974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7" table:style-name="ce1">
            <text:p>6107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8" table:style-name="ce1">
            <text:p>2973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9" table:style-name="ce1">
            <text:p>6109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40" table:style-name="ce1">
            <text:p>2974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6" table:style-name="ce1">
            <text:p>1536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2" table:style-name="ce1">
            <text:p>4892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12" table:style-name="ce1">
            <text:p>6112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43" table:style-name="ce1">
            <text:p>29743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8" table:style-name="ce1">
            <text:p>6108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9" table:style-name="ce1">
            <text:p>2973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6" table:style-name="ce1">
            <text:p>736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395" table:style-name="ce1">
            <text:p>395</text:p>
          </table:table-cell>
          <table:table-cell office:value-type="float" office:value="772" table:style-name="ce1">
            <text:p>772</text:p>
          </table:table-cell>
          <table:table-cell office:value-type="float" office:value="366" table:style-name="ce1">
            <text:p>366</text:p>
          </table:table-cell>
          <table:table-cell office:value-type="float" office:value="737" table:style-name="ce1">
            <text:p>737</text:p>
          </table:table-cell>
          <table:table-cell office:value-type="float" office:value="354" table:style-name="ce1">
            <text:p>354</text:p>
          </table:table-cell>
          <table:table-cell office:value-type="float" office:value="720" table:style-name="ce1">
            <text:p>720</text:p>
          </table:table-cell>
          <table:table-cell office:value-type="float" office:value="1115" table:style-name="ce1">
            <text:p>1115</text:p>
          </table:table-cell>
          <table:table-cell office:value-type="float" office:value="2229" table:style-name="ce1">
            <text:p>22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849" table:style-name="ce1">
            <text:p>849</text:p>
          </table:table-cell>
          <table:table-cell office:value-type="float" office:value="1821" table:style-name="ce1">
            <text:p>1821</text:p>
          </table:table-cell>
          <table:table-cell office:value-type="float" office:value="773" table:style-name="ce1">
            <text:p>773</text:p>
          </table:table-cell>
          <table:table-cell office:value-type="float" office:value="1535" table:style-name="ce1">
            <text:p>1535</text:p>
          </table:table-cell>
          <table:table-cell office:value-type="float" office:value="762" table:style-name="ce1">
            <text:p>762</text:p>
          </table:table-cell>
          <table:table-cell office:value-type="float" office:value="1535" table:style-name="ce1">
            <text:p>1535</text:p>
          </table:table-cell>
          <table:table-cell office:value-type="float" office:value="2384" table:style-name="ce1">
            <text:p>2384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1" table:style-name="ce1">
            <text:p>2971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4" table:style-name="ce1">
            <text:p>107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1694" table:style-name="ce1">
            <text:p>1694</text:p>
          </table:table-cell>
          <table:table-cell office:value-type="float" office:value="4697" table:style-name="ce1">
            <text:p>4697</text:p>
          </table:table-cell>
          <table:table-cell office:value-type="float" office:value="1534" table:style-name="ce1">
            <text:p>1534</text:p>
          </table:table-cell>
          <table:table-cell office:value-type="float" office:value="2972" table:style-name="ce1">
            <text:p>2972</text:p>
          </table:table-cell>
          <table:table-cell office:value-type="float" office:value="1522" table:style-name="ce1">
            <text:p>1522</text:p>
          </table:table-cell>
          <table:table-cell office:value-type="float" office:value="3056" table:style-name="ce1">
            <text:p>3056</text:p>
          </table:table-cell>
          <table:table-cell office:value-type="float" office:value="4750" table:style-name="ce1">
            <text:p>4750</text:p>
          </table:table-cell>
          <table:table-cell office:value-type="float" office:value="10725" table:style-name="ce1">
            <text:p>10725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06" table:style-name="ce1">
            <text:p>6106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37" table:style-name="ce1">
            <text:p>29737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3604" table:style-name="ce1">
            <text:p>3604</text:p>
          </table:table-cell>
          <table:table-cell office:value-type="float" office:value="17111" table:style-name="ce1">
            <text:p>17111</text:p>
          </table:table-cell>
          <table:table-cell office:value-type="float" office:value="3266" table:style-name="ce1">
            <text:p>3266</text:p>
          </table:table-cell>
          <table:table-cell office:value-type="float" office:value="6110" table:style-name="ce1">
            <text:p>6110</text:p>
          </table:table-cell>
          <table:table-cell office:value-type="float" office:value="3254" table:style-name="ce1">
            <text:p>3254</text:p>
          </table:table-cell>
          <table:table-cell office:value-type="float" office:value="6520" table:style-name="ce1">
            <text:p>6520</text:p>
          </table:table-cell>
          <table:table-cell office:value-type="float" office:value="10124" table:style-name="ce1">
            <text:p>10124</text:p>
          </table:table-cell>
          <table:table-cell office:value-type="float" office:value="29741" table:style-name="ce1">
            <text:p>2974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5" table:style-name="ce1">
            <text:p>12395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4" table:style-name="ce1">
            <text:p>1158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8" table:style-name="ce1">
            <text:p>12398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7" table:style-name="ce1">
            <text:p>115827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401" table:style-name="ce1">
            <text:p>12401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30" table:style-name="ce1">
            <text:p>115830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400" table:style-name="ce1">
            <text:p>12400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9" table:style-name="ce1">
            <text:p>115829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6" table:style-name="ce1">
            <text:p>12396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5" table:style-name="ce1">
            <text:p>1158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404" table:style-name="ce1">
            <text:p>12404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33" table:style-name="ce1">
            <text:p>11583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6" table:style-name="ce1">
            <text:p>12396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5" table:style-name="ce1">
            <text:p>1158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7" table:style-name="ce1">
            <text:p>12397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6" table:style-name="ce1">
            <text:p>115826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400" table:style-name="ce1">
            <text:p>12400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9" table:style-name="ce1">
            <text:p>115829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401" table:style-name="ce1">
            <text:p>12401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30" table:style-name="ce1">
            <text:p>11583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5" table:style-name="ce1">
            <text:p>12395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4" table:style-name="ce1">
            <text:p>1158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ViatraTransformation</text:p>
          </table:table-cell>
          <table:table-cell office:value-type="float" office:value="7820" table:style-name="ce1">
            <text:p>7820</text:p>
          </table:table-cell>
          <table:table-cell office:value-type="float" office:value="89193" table:style-name="ce1">
            <text:p>89193</text:p>
          </table:table-cell>
          <table:table-cell office:value-type="float" office:value="7124" table:style-name="ce1">
            <text:p>7124</text:p>
          </table:table-cell>
          <table:table-cell office:value-type="float" office:value="12398" table:style-name="ce1">
            <text:p>12398</text:p>
          </table:table-cell>
          <table:table-cell office:value-type="float" office:value="7112" table:style-name="ce1">
            <text:p>7112</text:p>
          </table:table-cell>
          <table:table-cell office:value-type="float" office:value="14236" table:style-name="ce1">
            <text:p>14236</text:p>
          </table:table-cell>
          <table:table-cell office:value-type="float" office:value="22056" table:style-name="ce1">
            <text:p>22056</text:p>
          </table:table-cell>
          <table:table-cell office:value-type="float" office:value="115827" table:style-name="ce1">
            <text:p>115827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17714" table:style-name="ce1">
            <text:p>17714</text:p>
          </table:table-cell>
          <table:table-cell office:value-type="float" office:value="594181" table:style-name="ce1">
            <text:p>594181</text:p>
          </table:table-cell>
          <table:table-cell office:value-type="float" office:value="16308" table:style-name="ce1">
            <text:p>16308</text:p>
          </table:table-cell>
          <table:table-cell office:value-type="float" office:value="24838" table:style-name="ce1">
            <text:p>24838</text:p>
          </table:table-cell>
          <table:table-cell office:value-type="float" office:value="16297" table:style-name="ce1">
            <text:p>16297</text:p>
          </table:table-cell>
          <table:table-cell office:value-type="float" office:value="32605" table:style-name="ce1">
            <text:p>32605</text:p>
          </table:table-cell>
          <table:table-cell office:value-type="float" office:value="50319" table:style-name="ce1">
            <text:p>50319</text:p>
          </table:table-cell>
          <table:table-cell office:value-type="float" office:value="651624" table:style-name="ce1">
            <text:p>651624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Optimized</text:p>
          </table:table-cell>
          <table:table-cell office:value-type="float" office:value="17714" table:style-name="ce1">
            <text:p>17714</text:p>
          </table:table-cell>
          <table:table-cell office:value-type="float" office:value="594181" table:style-name="ce1">
            <text:p>594181</text:p>
          </table:table-cell>
          <table:table-cell office:value-type="float" office:value="16308" table:style-name="ce1">
            <text:p>16308</text:p>
          </table:table-cell>
          <table:table-cell office:value-type="float" office:value="24837" table:style-name="ce1">
            <text:p>24837</text:p>
          </table:table-cell>
          <table:table-cell office:value-type="float" office:value="16297" table:style-name="ce1">
            <text:p>16297</text:p>
          </table:table-cell>
          <table:table-cell office:value-type="float" office:value="32605" table:style-name="ce1">
            <text:p>32605</text:p>
          </table:table-cell>
          <table:table-cell office:value-type="float" office:value="50319" table:style-name="ce1">
            <text:p>50319</text:p>
          </table:table-cell>
          <table:table-cell office:value-type="float" office:value="651623" table:style-name="ce1">
            <text:p>65162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17714" table:style-name="ce1">
            <text:p>17714</text:p>
          </table:table-cell>
          <table:table-cell office:value-type="float" office:value="594181" table:style-name="ce1">
            <text:p>594181</text:p>
          </table:table-cell>
          <table:table-cell office:value-type="float" office:value="16308" table:style-name="ce1">
            <text:p>16308</text:p>
          </table:table-cell>
          <table:table-cell office:value-type="float" office:value="24837" table:style-name="ce1">
            <text:p>24837</text:p>
          </table:table-cell>
          <table:table-cell office:value-type="float" office:value="16297" table:style-name="ce1">
            <text:p>16297</text:p>
          </table:table-cell>
          <table:table-cell office:value-type="float" office:value="32605" table:style-name="ce1">
            <text:p>32605</text:p>
          </table:table-cell>
          <table:table-cell office:value-type="float" office:value="50319" table:style-name="ce1">
            <text:p>50319</text:p>
          </table:table-cell>
          <table:table-cell office:value-type="float" office:value="651623" table:style-name="ce1">
            <text:p>651623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atchIncQuery</text:p>
          </table:table-cell>
          <table:table-cell office:value-type="float" office:value="17714" table:style-name="ce1">
            <text:p>17714</text:p>
          </table:table-cell>
          <table:table-cell office:value-type="float" office:value="594181" table:style-name="ce1">
            <text:p>594181</text:p>
          </table:table-cell>
          <table:table-cell office:value-type="float" office:value="16308" table:style-name="ce1">
            <text:p>16308</text:p>
          </table:table-cell>
          <table:table-cell office:value-type="float" office:value="24831" table:style-name="ce1">
            <text:p>24831</text:p>
          </table:table-cell>
          <table:table-cell office:value-type="float" office:value="16297" table:style-name="ce1">
            <text:p>16297</text:p>
          </table:table-cell>
          <table:table-cell office:value-type="float" office:value="32605" table:style-name="ce1">
            <text:p>32605</text:p>
          </table:table-cell>
          <table:table-cell office:value-type="float" office:value="50319" table:style-name="ce1">
            <text:p>50319</text:p>
          </table:table-cell>
          <table:table-cell office:value-type="float" office:value="651617" table:style-name="ce1">
            <text:p>651617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17714" table:style-name="ce1">
            <text:p>17714</text:p>
          </table:table-cell>
          <table:table-cell office:value-type="float" office:value="594181" table:style-name="ce1">
            <text:p>594181</text:p>
          </table:table-cell>
          <table:table-cell office:value-type="float" office:value="16308" table:style-name="ce1">
            <text:p>16308</text:p>
          </table:table-cell>
          <table:table-cell office:value-type="float" office:value="24839" table:style-name="ce1">
            <text:p>24839</text:p>
          </table:table-cell>
          <table:table-cell office:value-type="float" office:value="16297" table:style-name="ce1">
            <text:p>16297</text:p>
          </table:table-cell>
          <table:table-cell office:value-type="float" office:value="32605" table:style-name="ce1">
            <text:p>32605</text:p>
          </table:table-cell>
          <table:table-cell office:value-type="float" office:value="50319" table:style-name="ce1">
            <text:p>50319</text:p>
          </table:table-cell>
          <table:table-cell office:value-type="float" office:value="651625" table:style-name="ce1">
            <text:p>651625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QueryResultTraceability</text:p>
          </table:table-cell>
          <table:table-cell office:value-type="float" office:value="17714" table:style-name="ce1">
            <text:p>17714</text:p>
          </table:table-cell>
          <table:table-cell office:value-type="float" office:value="594181" table:style-name="ce1">
            <text:p>594181</text:p>
          </table:table-cell>
          <table:table-cell office:value-type="float" office:value="16308" table:style-name="ce1">
            <text:p>16308</text:p>
          </table:table-cell>
          <table:table-cell office:value-type="float" office:value="24834" table:style-name="ce1">
            <text:p>24834</text:p>
          </table:table-cell>
          <table:table-cell office:value-type="float" office:value="16297" table:style-name="ce1">
            <text:p>16297</text:p>
          </table:table-cell>
          <table:table-cell office:value-type="float" office:value="32605" table:style-name="ce1">
            <text:p>32605</text:p>
          </table:table-cell>
          <table:table-cell office:value-type="float" office:value="50319" table:style-name="ce1">
            <text:p>50319</text:p>
          </table:table-cell>
          <table:table-cell office:value-type="float" office:value="651620" table:style-name="ce1">
            <text:p>651620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17714" table:style-name="ce1">
            <text:p>17714</text:p>
          </table:table-cell>
          <table:table-cell office:value-type="float" office:value="594181" table:style-name="ce1">
            <text:p>594181</text:p>
          </table:table-cell>
          <table:table-cell office:value-type="float" office:value="16308" table:style-name="ce1">
            <text:p>16308</text:p>
          </table:table-cell>
          <table:table-cell office:value-type="float" office:value="24835" table:style-name="ce1">
            <text:p>24835</text:p>
          </table:table-cell>
          <table:table-cell office:value-type="float" office:value="16297" table:style-name="ce1">
            <text:p>16297</text:p>
          </table:table-cell>
          <table:table-cell office:value-type="float" office:value="32605" table:style-name="ce1">
            <text:p>32605</text:p>
          </table:table-cell>
          <table:table-cell office:value-type="float" office:value="50319" table:style-name="ce1">
            <text:p>50319</text:p>
          </table:table-cell>
          <table:table-cell office:value-type="float" office:value="651621" table:style-name="ce1">
            <text:p>65162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ExplicitTraceability</text:p>
          </table:table-cell>
          <table:table-cell office:value-type="float" office:value="17714" table:style-name="ce1">
            <text:p>17714</text:p>
          </table:table-cell>
          <table:table-cell office:value-type="float" office:value="594181" table:style-name="ce1">
            <text:p>594181</text:p>
          </table:table-cell>
          <table:table-cell office:value-type="float" office:value="16308" table:style-name="ce1">
            <text:p>16308</text:p>
          </table:table-cell>
          <table:table-cell office:value-type="float" office:value="24827" table:style-name="ce1">
            <text:p>24827</text:p>
          </table:table-cell>
          <table:table-cell office:value-type="float" office:value="16297" table:style-name="ce1">
            <text:p>16297</text:p>
          </table:table-cell>
          <table:table-cell office:value-type="float" office:value="32605" table:style-name="ce1">
            <text:p>32605</text:p>
          </table:table-cell>
          <table:table-cell office:value-type="float" office:value="50319" table:style-name="ce1">
            <text:p>50319</text:p>
          </table:table-cell>
          <table:table-cell office:value-type="float" office:value="651613" table:style-name="ce1">
            <text:p>651613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17714" table:style-name="ce1">
            <text:p>17714</text:p>
          </table:table-cell>
          <table:table-cell office:value-type="float" office:value="594181" table:style-name="ce1">
            <text:p>594181</text:p>
          </table:table-cell>
          <table:table-cell office:value-type="float" office:value="16308" table:style-name="ce1">
            <text:p>16308</text:p>
          </table:table-cell>
          <table:table-cell office:value-type="float" office:value="24835" table:style-name="ce1">
            <text:p>24835</text:p>
          </table:table-cell>
          <table:table-cell office:value-type="float" office:value="16297" table:style-name="ce1">
            <text:p>16297</text:p>
          </table:table-cell>
          <table:table-cell office:value-type="float" office:value="32605" table:style-name="ce1">
            <text:p>32605</text:p>
          </table:table-cell>
          <table:table-cell office:value-type="float" office:value="50319" table:style-name="ce1">
            <text:p>50319</text:p>
          </table:table-cell>
          <table:table-cell office:value-type="float" office:value="651621" table:style-name="ce1">
            <text:p>651621</text:p>
          </table:table-cell>
          <table:table-cell office:value-type="string" table:style-name="ce1">
            <text:p>Distribute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tialBatch</text:p>
          </table:table-cell>
          <table:table-cell office:value-type="float" office:value="17714" table:style-name="ce1">
            <text:p>17714</text:p>
          </table:table-cell>
          <table:table-cell office:value-type="float" office:value="594181" table:style-name="ce1">
            <text:p>594181</text:p>
          </table:table-cell>
          <table:table-cell office:value-type="float" office:value="16308" table:style-name="ce1">
            <text:p>16308</text:p>
          </table:table-cell>
          <table:table-cell office:value-type="float" office:value="24835" table:style-name="ce1">
            <text:p>24835</text:p>
          </table:table-cell>
          <table:table-cell office:value-type="float" office:value="16297" table:style-name="ce1">
            <text:p>16297</text:p>
          </table:table-cell>
          <table:table-cell office:value-type="float" office:value="32605" table:style-name="ce1">
            <text:p>32605</text:p>
          </table:table-cell>
          <table:table-cell office:value-type="float" office:value="50319" table:style-name="ce1">
            <text:p>50319</text:p>
          </table:table-cell>
          <table:table-cell office:value-type="float" office:value="651621" table:style-name="ce1">
            <text:p>651621</text:p>
          </table:table-cell>
          <table:table-cell office:value-type="string" table:style-name="ce1">
            <text:p>JDT-based</text:p>
          </table:table-cell>
          <table:table-cell table:number-columns-repeated="16374"/>
        </table:table-row>
        <table:table-row table:number-rows-repeated="1048497" table:style-name="ro1">
          <table:table-cell table:number-columns-repeated="16384"/>
        </table:table-row>
      </table:table>
      <table:database-ranges>
        <table:database-range table:target-range-address="memory.C38:memory.J43" table:contains-header="false">
          <table:sort>
            <table:sort-by table:field-number="5"/>
          </table:sort>
        </table:database-range>
        <table:database-range table:target-range-address="time.B2:time.K71" table:contains-header="false">
          <table:sort>
            <table:sort-by table:field-number="1"/>
            <table:sort-by table:field-number="9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</meta:initial-creator>
    <dc:creator>Márton Búr</dc:creator>
    <meta:creation-date>2015-03-02T09:41:11Z</meta:creation-date>
    <dc:date>2015-05-01T23:39:2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minimum="1638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After first Xform (memory, kB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memory.$B$2:.$B$7"/>
          </chart:axis>
          <chart:axis chart:dimension="y" chart:name="primary-y" chart:style-name="Axs1">
            <chart:grid chart:class="major" chart:style-name="GMa1"/>
          </chart:axis>
          <chart:series chart:label-cell-address="memory.$J$2" chart:values-cell-range-address="memory.$F$2:.$F$7" chart:class="chart:line" chart:attached-axis="primary-y" chart:style-name="G0S0">
            <chart:data-point chart:repeated="6"/>
          </chart:series>
          <chart:series chart:label-cell-address="memory.$J$14" chart:values-cell-range-address="memory.$F$14:.$F$19" chart:class="chart:line" chart:attached-axis="primary-y" chart:style-name="G0S1">
            <chart:data-point chart:repeated="6"/>
          </chart:series>
          <chart:series chart:label-cell-address="memory.$J$26" chart:values-cell-range-address="memory.$F$26:.$F$29" chart:class="chart:line" chart:attached-axis="primary-y" chart:style-name="G0S2">
            <chart:data-point chart:repeated="4"/>
          </chart:series>
          <chart:series chart:label-cell-address="memory.$J$34" chart:values-cell-range-address="memory.$F$34:.$F$39" chart:class="chart:line" chart:attached-axis="primary-y" chart:style-name="G0S3">
            <chart:data-point chart:repeated="6"/>
          </chart:series>
          <chart:series chart:label-cell-address="memory.$J$46" chart:values-cell-range-address="memory.$F$46:.$F$51" chart:class="chart:line" chart:attached-axis="primary-y" chart:style-name="G0S4">
            <chart:data-point chart:repeated="6"/>
          </chart:series>
          <chart:series chart:label-cell-address="memory.$J$58" chart:values-cell-range-address="memory.$F$58:.$F$63" chart:class="chart:line" chart:attached-axis="primary-y" chart:style-name="G0S5">
            <chart:data-point chart:repeated="6"/>
          </chart:series>
          <chart:series chart:label-cell-address="memory.$J$70" chart:values-cell-range-address="memory.$F$70:.$F$74" chart:class="chart:line" chart:attached-axis="primary-y" chart:style-name="G0S6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minimum="1638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After last Xform (memory, kB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memory.$B$2:.$B$7"/>
          </chart:axis>
          <chart:axis chart:dimension="y" chart:name="primary-y" chart:style-name="Axs1">
            <chart:grid chart:class="major" chart:style-name="GMa1"/>
          </chart:axis>
          <chart:series chart:label-cell-address="memory.$J$2" chart:values-cell-range-address="memory.$G$2:.$G$7" chart:class="chart:line" chart:attached-axis="primary-y" chart:style-name="G0S0">
            <chart:data-point chart:repeated="6"/>
          </chart:series>
          <chart:series chart:label-cell-address="memory.$J$14" chart:values-cell-range-address="memory.$G$14:.$G$19" chart:class="chart:line" chart:attached-axis="primary-y" chart:style-name="G0S1">
            <chart:data-point chart:repeated="6"/>
          </chart:series>
          <chart:series chart:label-cell-address="memory.$J$26" chart:values-cell-range-address="memory.$G$26:.$G$29" chart:class="chart:line" chart:attached-axis="primary-y" chart:style-name="G0S2">
            <chart:data-point chart:repeated="4"/>
          </chart:series>
          <chart:series chart:label-cell-address="memory.$J$34" chart:values-cell-range-address="memory.$G$34:.$G$39" chart:class="chart:line" chart:attached-axis="primary-y" chart:style-name="G0S3">
            <chart:data-point chart:repeated="6"/>
          </chart:series>
          <chart:series chart:label-cell-address="memory.$J$46" chart:values-cell-range-address="memory.$G$46:.$G$51" chart:class="chart:line" chart:attached-axis="primary-y" chart:style-name="G0S4">
            <chart:data-point chart:repeated="6"/>
          </chart:series>
          <chart:series chart:label-cell-address="memory.$J$58" chart:values-cell-range-address="memory.$G$58:.$G$63" chart:class="chart:line" chart:attached-axis="primary-y" chart:style-name="G0S5">
            <chart:data-point chart:repeated="6"/>
          </chart:series>
          <chart:series chart:label-cell-address="memory.$J$70" chart:values-cell-range-address="memory.$G$70:.$G$74" chart:class="chart:line" chart:attached-axis="primary-y" chart:style-name="G0S6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minimum="1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1st m2m Xform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7"/>
          </chart:axis>
          <chart:axis chart:dimension="y" chart:name="primary-y" chart:style-name="Axs1">
            <chart:grid chart:class="major" chart:style-name="GMa1"/>
          </chart:axis>
          <chart:series chart:label-cell-address="time.$M$2" chart:values-cell-range-address="time.$G$2:.$G$7" chart:class="chart:line" chart:attached-axis="primary-y" chart:style-name="G0S0">
            <chart:data-point chart:repeated="6"/>
          </chart:series>
          <chart:series chart:label-cell-address="time.$M$14" chart:values-cell-range-address="time.$G$14:.$G$19" chart:class="chart:line" chart:attached-axis="primary-y" chart:style-name="G0S1">
            <chart:data-point chart:repeated="6"/>
          </chart:series>
          <chart:series chart:label-cell-address="time.$M$26" chart:values-cell-range-address="time.$G$26:.$G$29" chart:class="chart:line" chart:attached-axis="primary-y" chart:style-name="G0S2">
            <chart:data-point chart:repeated="4"/>
          </chart:series>
          <chart:series chart:label-cell-address="time.$M$34" chart:values-cell-range-address="time.$G$34:.$G$39" chart:class="chart:line" chart:attached-axis="primary-y" chart:style-name="G0S3">
            <chart:data-point chart:repeated="6"/>
          </chart:series>
          <chart:series chart:label-cell-address="time.$M$46" chart:values-cell-range-address="time.$G$46:.$G$51" chart:class="chart:line" chart:attached-axis="primary-y" chart:style-name="G0S4">
            <chart:data-point chart:repeated="6"/>
          </chart:series>
          <chart:series chart:label-cell-address="time.$M$58" chart:values-cell-range-address="time.$G$58:.$G$63" chart:class="chart:line" chart:attached-axis="primary-y" chart:style-name="G0S5">
            <chart:data-point chart:repeated="6"/>
          </chart:series>
          <chart:series chart:label-cell-address="time.$M$70" chart:values-cell-range-address="time.$G$70:.$G$74" chart:class="chart:line" chart:attached-axis="primary-y" chart:style-name="G0S6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2nd m2m Xform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7"/>
          </chart:axis>
          <chart:axis chart:dimension="y" chart:name="primary-y" chart:style-name="Axs1">
            <chart:grid chart:class="major" chart:style-name="GMa1"/>
          </chart:axis>
          <chart:series chart:label-cell-address="time.$M$2" chart:values-cell-range-address="time.$I$2:.$I$7" chart:class="chart:line" chart:attached-axis="primary-y" chart:style-name="G0S0">
            <chart:data-point chart:repeated="6"/>
          </chart:series>
          <chart:series chart:label-cell-address="time.$M$14" chart:values-cell-range-address="time.$I$14:.$I$19" chart:class="chart:line" chart:attached-axis="primary-y" chart:style-name="G0S1">
            <chart:data-point chart:repeated="6"/>
          </chart:series>
          <chart:series chart:label-cell-address="time.$M$26" chart:values-cell-range-address="time.$I$26:.$I$29" chart:class="chart:line" chart:attached-axis="primary-y" chart:style-name="G0S2">
            <chart:data-point chart:repeated="4"/>
          </chart:series>
          <chart:series chart:label-cell-address="time.$M$34" chart:values-cell-range-address="time.$I$34:.$I$39" chart:class="chart:line" chart:attached-axis="primary-y" chart:style-name="G0S3">
            <chart:data-point chart:repeated="6"/>
          </chart:series>
          <chart:series chart:label-cell-address="time.$M$46" chart:values-cell-range-address="time.$I$46:.$I$51" chart:class="chart:line" chart:attached-axis="primary-y" chart:style-name="G0S4">
            <chart:data-point chart:repeated="6"/>
          </chart:series>
          <chart:series chart:label-cell-address="time.$M$58" chart:values-cell-range-address="time.$I$58:.$I$63" chart:class="chart:line" chart:attached-axis="primary-y" chart:style-name="G0S5">
            <chart:data-point chart:repeated="6"/>
          </chart:series>
          <chart:series chart:label-cell-address="time.$M$70" chart:values-cell-range-address="time.$I$70:.$I$74" chart:class="chart:line" chart:attached-axis="primary-y" chart:style-name="G0S6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Code generator comparison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7"/>
          </chart:axis>
          <chart:axis chart:dimension="y" chart:name="primary-y" chart:style-name="Axs1">
            <chart:grid chart:class="major" chart:style-name="GMa1"/>
          </chart:axis>
          <chart:series chart:label-cell-address="time.$K$2" chart:values-cell-range-address="time.$H$2:.$H$7" chart:class="chart:line" chart:attached-axis="primary-y" chart:style-name="G0S0">
            <chart:data-point chart:repeated="6"/>
          </chart:series>
          <chart:series chart:label-cell-address="time.$K$8" chart:values-cell-range-address="time.$H$8:.$H$13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minimum="51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hu" fo:country="H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61.1251181102362pt" svg:width="437.4706299212598pt" chart:style-name="Crt0">
        <chart:title chart:style-name="CT00">
          <text:p text:style-name="a0" text:class-names="" text:cond-style-name="">1st m2t Xform (time, s)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time.$B$2:.$B$7"/>
          </chart:axis>
          <chart:axis chart:dimension="y" chart:name="primary-y" chart:style-name="Axs1">
            <chart:grid chart:class="major" chart:style-name="GMa1"/>
          </chart:axis>
          <chart:series chart:label-cell-address="time.$M$2" chart:values-cell-range-address="time.$H$2:.$H$7" chart:class="chart:line" chart:attached-axis="primary-y" chart:style-name="G0S0">
            <chart:data-point chart:repeated="6"/>
          </chart:series>
          <chart:series chart:label-cell-address="time.$M$14" chart:values-cell-range-address="time.$H$14:.$H$19" chart:class="chart:line" chart:attached-axis="primary-y" chart:style-name="G0S1">
            <chart:data-point chart:repeated="6"/>
          </chart:series>
          <chart:series chart:label-cell-address="time.$M$26" chart:values-cell-range-address="time.$H$26:.$H$29" chart:class="chart:line" chart:attached-axis="primary-y" chart:style-name="G0S2">
            <chart:data-point chart:repeated="4"/>
          </chart:series>
          <chart:series chart:label-cell-address="time.$M$34" chart:values-cell-range-address="time.$H$34:.$H$39" chart:class="chart:line" chart:attached-axis="primary-y" chart:style-name="G0S3">
            <chart:data-point chart:repeated="6"/>
          </chart:series>
          <chart:series chart:label-cell-address="time.$M$46" chart:values-cell-range-address="time.$H$46:.$H$51" chart:class="chart:line" chart:attached-axis="primary-y" chart:style-name="G0S4">
            <chart:data-point chart:repeated="6"/>
          </chart:series>
          <chart:series chart:label-cell-address="time.$M$58" chart:values-cell-range-address="time.$H$58:.$H$63" chart:class="chart:line" chart:attached-axis="primary-y" chart:style-name="G0S5">
            <chart:data-point chart:repeated="6"/>
          </chart:series>
          <chart:series chart:label-cell-address="time.$M$70" chart:values-cell-range-address="time.$H$70:.$H$74" chart:class="chart:line" chart:attached-axis="primary-y" chart:style-name="G0S6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